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Regular"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nux Biolinum G2" svg:font-family="'Linux Biolinum G'" style:font-pitch="variable"/>
    <style:font-face style:name="Linux Biolinum G3" svg:font-family="'Linux Biolinum G'" style:font-adornments="Bold" style:font-pitch="variable"/>
    <style:font-face style:name="Linux Biolinum G" svg:font-family="'Linux Biolinum G'" style:font-adornments="Italic" style:font-pitch="variable"/>
    <style:font-face style:name="Linux Biolinum G1" svg:font-family="'Linux Biolinum G'" style:font-adornments="Regular" style:font-pitch="variable"/>
    <style:font-face style:name="Ubuntu" svg:font-family="Ubuntu" style:font-adornments="Bold" style:font-pitch="variable"/>
    <style:font-face style:name="Ubuntu Light" svg:font-family="'Ubuntu Light'" style:font-pitch="variable"/>
    <style:font-face style:name="Ubuntu Medium" svg:font-family="'Ubuntu Medium'" style:font-adornments="Regular" style:font-pitch="variable"/>
    <style:font-face style:name="CourierNewPSMT" svg:font-family="CourierNewPSMT" style:font-family-generic="roman" style:font-pitch="variable"/>
    <style:font-face style:name="Liberation Serif" svg:font-family="'Liberation Serif'" style:font-family-generic="roman" style:font-pitch="variable"/>
    <style:font-face style:name="Palatino Linotype" svg:font-family="'Palatino Linotype'" style:font-adornments="Regular" style:font-family-generic="roman" style:font-pitch="variable"/>
    <style:font-face style:name="Calibri" svg:font-family="Calibri" style:font-family-generic="swiss" style:font-pitch="variable"/>
    <style:font-face style:name="Corbel" svg:font-family="Corbe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Microsoft Sans Serif" svg:font-family="'Microsoft Sans Serif'" style:font-adornments="Regular"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rbel" fo:font-size="7pt" fo:language="fr" fo:country="FR" fo:font-weight="normal" officeooo:rsid="00139d0f" officeooo:paragraph-rsid="0272711f" style:font-size-asian="7pt" style:language-asian="zxx" style:country-asian="none" style:font-weight-asian="normal" style:font-size-complex="7pt" style:language-complex="zxx" style:country-complex="none" style:font-weight-complex="normal"/>
    </style:style>
    <style:style style:name="P2" style:family="paragraph" style:parent-style-name="Standard">
      <style:paragraph-properties fo:text-align="start" style:justify-single-word="false"/>
      <style:text-properties style:font-name="Corbel" fo:font-size="7pt" fo:language="fr" fo:country="FR" fo:font-weight="normal" officeooo:rsid="00139d0f" officeooo:paragraph-rsid="01a1f853" style:font-size-asian="7pt" style:language-asian="zxx" style:country-asian="none" style:font-weight-asian="normal" style:font-size-complex="7pt" style:language-complex="zxx" style:country-complex="none" style:font-weight-complex="normal"/>
    </style:style>
    <style:style style:name="P3" style:family="paragraph" style:parent-style-name="Standard">
      <style:paragraph-properties fo:text-align="end" style:justify-single-word="false"/>
      <style:text-properties style:font-name="Corbel" fo:font-size="7pt" fo:language="fr" fo:country="FR" fo:font-weight="normal" officeooo:rsid="00139d0f" officeooo:paragraph-rsid="01a02053" style:font-size-asian="7pt" style:language-asian="zxx" style:country-asian="none" style:font-weight-asian="normal" style:font-size-complex="7pt" style:language-complex="zxx" style:country-complex="none" style:font-weight-complex="normal"/>
    </style:style>
    <style:style style:name="P4" style:family="paragraph" style:parent-style-name="Standard">
      <style:paragraph-properties fo:text-align="end" style:justify-single-word="false"/>
      <style:text-properties style:font-name="Corbel" fo:font-size="7pt" fo:language="fr" fo:country="FR" fo:font-weight="normal" officeooo:rsid="00139d0f" officeooo:paragraph-rsid="0272711f" style:font-size-asian="7pt" style:language-asian="zxx" style:country-asian="none" style:font-weight-asian="normal" style:font-size-complex="7pt" style:language-complex="zxx" style:country-complex="none" style:font-weight-complex="normal"/>
    </style:style>
    <style:style style:name="P5" style:family="paragraph" style:parent-style-name="Standard">
      <style:text-properties style:font-name="Linux Biolinum G2" fo:font-size="9pt" officeooo:rsid="0272711f" officeooo:paragraph-rsid="0272711f" style:font-size-asian="9pt" style:font-size-complex="9pt"/>
    </style:style>
    <style:style style:name="P6" style:family="paragraph" style:parent-style-name="Standard">
      <style:text-properties style:font-name="Linux Biolinum G2" fo:font-size="9pt" officeooo:rsid="0272711f" officeooo:paragraph-rsid="027667ad" style:font-size-asian="9pt" style:font-size-complex="9pt"/>
    </style:style>
    <style:style style:name="P7" style:family="paragraph" style:parent-style-name="Standard">
      <style:text-properties style:font-name="Linux Biolinum G2" fo:font-size="9pt" officeooo:rsid="0272711f" officeooo:paragraph-rsid="029d3755" style:font-size-asian="9pt" style:font-size-complex="9pt"/>
    </style:style>
    <style:style style:name="P8" style:family="paragraph" style:parent-style-name="Standard">
      <style:text-properties style:font-name="Linux Biolinum G2" fo:font-size="9pt" fo:font-weight="bold" officeooo:rsid="0272711f" officeooo:paragraph-rsid="0272711f" style:font-size-asian="9pt" style:font-weight-asian="bold" style:font-size-complex="9pt" style:font-weight-complex="bold"/>
    </style:style>
    <style:style style:name="P9" style:family="paragraph" style:parent-style-name="Standard">
      <style:text-properties style:font-name="Linux Biolinum G2" fo:font-size="9pt" fo:font-weight="normal" officeooo:rsid="027a513f" officeooo:paragraph-rsid="027a513f" style:font-size-asian="9pt" style:font-weight-asian="normal" style:font-size-complex="9pt" style:font-weight-complex="normal"/>
    </style:style>
    <style:style style:name="P10" style:family="paragraph" style:parent-style-name="Standard">
      <style:text-properties style:font-name="Linux Biolinum G2" fo:font-size="9pt" fo:font-style="italic" officeooo:rsid="0272711f" officeooo:paragraph-rsid="0272711f" style:font-size-asian="9pt" style:font-style-asian="italic" style:font-size-complex="9pt" style:font-style-complex="italic"/>
    </style:style>
    <style:style style:name="P11" style:family="paragraph" style:parent-style-name="Standard">
      <style:paragraph-properties fo:text-align="end" style:justify-single-word="false" style:border-line-width-bottom="0.088cm 0.026cm 0.026cm" fo:padding="0.074cm" fo:border-left="none" fo:border-right="none" fo:border-top="none" fo:border-bottom="4pt double #000000" style:join-border="false"/>
      <style:text-properties style:font-name="Corbel" fo:font-size="7pt" fo:language="fr" fo:country="FR" fo:font-weight="normal" officeooo:rsid="00139d0f" officeooo:paragraph-rsid="00e0747c" style:font-size-asian="7pt" style:language-asian="zxx" style:country-asian="none" style:font-weight-asian="normal" style:font-size-complex="7pt" style:language-complex="zxx" style:country-complex="none" style:font-weight-complex="normal"/>
    </style:style>
    <style:style style:name="P12" style:family="paragraph" style:parent-style-name="Header">
      <style:paragraph-properties fo:margin-top="0cm" fo:margin-bottom="0.106cm" loext:contextual-spacing="false" fo:text-align="end" style:justify-single-word="false" fo:padding-left="0cm" fo:padding-right="0cm" fo:padding-top="0cm" fo:padding-bottom="0.035cm" fo:border-left="none" fo:border-right="none" fo:border-top="none" fo:border-bottom="0.51pt solid #000000" style:shadow="none"/>
      <style:text-properties officeooo:paragraph-rsid="010d6450"/>
    </style:style>
    <style:style style:name="P13" style:family="paragraph" style:parent-style-name="Normal">
      <style:text-properties style:font-name="DejaVu Sans Condensed1" officeooo:rsid="01814f06" officeooo:paragraph-rsid="016dff06"/>
    </style:style>
    <style:style style:name="P14" style:family="paragraph" style:parent-style-name="Normal">
      <style:text-properties fo:font-weight="bold" style:font-weight-asian="bold" style:font-weight-complex="bold"/>
    </style:style>
    <style:style style:name="P15" style:family="paragraph" style:parent-style-name="Normal">
      <style:paragraph-properties fo:margin-top="0cm" fo:margin-bottom="0cm" loext:contextual-spacing="false" fo:line-height="100%" fo:text-align="center" style:justify-single-word="false"/>
      <style:text-properties style:font-name="Linux Biolinum G2" fo:font-size="14pt" fo:language="fr" fo:country="FR" officeooo:rsid="0272711f" officeooo:paragraph-rsid="01a2cfe4" style:font-size-asian="14pt" style:font-size-complex="16pt"/>
    </style:style>
    <style:style style:name="P16" style:family="paragraph" style:parent-style-name="Code2">
      <style:text-properties officeooo:paragraph-rsid="0273bd92"/>
    </style:style>
    <style:style style:name="P17" style:family="paragraph" style:parent-style-name="Code2">
      <style:text-properties fo:color="#009900"/>
    </style:style>
    <style:style style:name="P18" style:family="paragraph" style:parent-style-name="Code2">
      <style:text-properties fo:color="#009900" officeooo:paragraph-rsid="027bf188"/>
    </style:style>
    <style:style style:name="P19" style:family="paragraph" style:parent-style-name="Code2">
      <style:text-properties fo:color="#009900" fo:font-size="7pt" style:font-size-asian="7pt" style:font-size-complex="7pt"/>
    </style:style>
    <style:style style:name="P20" style:family="paragraph" style:parent-style-name="Code2">
      <style:text-properties fo:color="#009900" officeooo:paragraph-rsid="0299bb62"/>
    </style:style>
    <style:style style:name="P21" style:family="paragraph" style:parent-style-name="Code2">
      <style:text-properties fo:font-style="italic" style:font-style-asian="italic" style:font-style-complex="italic"/>
    </style:style>
    <style:style style:name="P22" style:family="paragraph" style:parent-style-name="Code2">
      <style:text-properties officeooo:rsid="02859dd1" officeooo:paragraph-rsid="02859dd1"/>
    </style:style>
    <style:style style:name="P23" style:family="paragraph" style:parent-style-name="Code2">
      <style:text-properties fo:color="#006600" fo:font-style="italic" style:font-style-asian="italic" style:font-style-complex="italic"/>
    </style:style>
    <style:style style:name="P24" style:family="paragraph" style:parent-style-name="Code2">
      <style:text-properties officeooo:paragraph-rsid="0299bb62"/>
    </style:style>
    <style:style style:name="P25" style:family="paragraph" style:parent-style-name="Code2">
      <style:text-properties officeooo:rsid="0299bb62" officeooo:paragraph-rsid="0299bb62"/>
    </style:style>
    <style:style style:name="P26" style:family="paragraph" style:parent-style-name="Footnote">
      <style:text-properties officeooo:paragraph-rsid="027f239b"/>
    </style:style>
    <style:style style:name="P27" style:family="paragraph" style:parent-style-name="Code2">
      <style:paragraph-properties fo:margin-top="0cm" fo:margin-bottom="0.101cm" loext:contextual-spacing="false" style:writing-mode="lr-tb"/>
    </style:style>
    <style:style style:name="P28" style:family="paragraph" style:parent-style-name="Code2">
      <style:paragraph-properties fo:margin-top="0cm" fo:margin-bottom="0.101cm" loext:contextual-spacing="false" style:writing-mode="lr-tb"/>
      <style:text-properties officeooo:paragraph-rsid="02950e8a"/>
    </style:style>
    <style:style style:name="P29" style:family="paragraph" style:parent-style-name="Code2">
      <style:paragraph-properties fo:margin-top="0cm" fo:margin-bottom="0.101cm" loext:contextual-spacing="false" style:writing-mode="lr-tb"/>
      <style:text-properties officeooo:paragraph-rsid="0273bd92"/>
    </style:style>
    <style:style style:name="P30" style:family="paragraph" style:parent-style-name="Sommaire">
      <style:paragraph-properties fo:text-align="center" style:justify-single-word="false"/>
    </style:style>
    <style:style style:name="P31" style:family="paragraph" style:parent-style-name="SousTitre2">
      <style:text-properties style:font-name="Linux Biolinum G2" fo:font-size="9pt" officeooo:rsid="0272711f" style:font-size-asian="9pt" style:font-size-complex="9pt"/>
    </style:style>
    <style:style style:name="P32" style:family="paragraph" style:parent-style-name="Standard" style:list-style-name="L1">
      <style:text-properties style:font-name="Linux Biolinum G2" fo:font-size="9pt" officeooo:rsid="0272711f" officeooo:paragraph-rsid="0272711f" style:font-size-asian="9pt" style:font-size-complex="9pt"/>
    </style:style>
    <style:style style:name="P33" style:family="paragraph" style:parent-style-name="Standard" style:list-style-name="L2">
      <style:text-properties style:font-name="Linux Biolinum G2" fo:font-size="9pt" officeooo:rsid="0272711f" officeooo:paragraph-rsid="0272711f" style:font-size-asian="9pt" style:font-size-complex="9pt"/>
    </style:style>
    <style:style style:name="P34" style:family="paragraph" style:parent-style-name="Standard" style:list-style-name="L3">
      <style:text-properties style:font-name="Linux Biolinum G2" fo:font-size="9pt" officeooo:rsid="0272711f" officeooo:paragraph-rsid="0272711f" style:font-size-asian="9pt" style:font-size-complex="9pt"/>
    </style:style>
    <style:style style:name="P35" style:family="paragraph" style:parent-style-name="Standard" style:list-style-name="L4">
      <style:text-properties style:font-name="Linux Biolinum G2" fo:font-size="9pt" officeooo:rsid="0272711f" officeooo:paragraph-rsid="0272711f" style:font-size-asian="9pt" style:font-size-complex="9pt"/>
    </style:style>
    <style:style style:name="P36" style:family="paragraph" style:parent-style-name="Standard" style:list-style-name="L5">
      <style:text-properties style:font-name="Linux Biolinum G2" fo:font-size="9pt" officeooo:rsid="0272711f" officeooo:paragraph-rsid="0272711f" style:font-size-asian="9pt" style:font-size-complex="9pt"/>
    </style:style>
    <style:style style:name="P37" style:family="paragraph" style:parent-style-name="Standard" style:list-style-name="L6">
      <style:text-properties style:font-name="Linux Biolinum G2" fo:font-size="9pt" officeooo:rsid="0272711f" officeooo:paragraph-rsid="0272711f" style:font-size-asian="9pt" style:font-size-complex="9pt"/>
    </style:style>
    <style:style style:name="P38" style:family="paragraph" style:parent-style-name="Standard" style:list-style-name="L7">
      <style:text-properties style:font-name="Linux Biolinum G2" fo:font-size="9pt" officeooo:rsid="0272711f" officeooo:paragraph-rsid="0272711f" style:font-size-asian="9pt" style:font-size-complex="9pt"/>
    </style:style>
    <style:style style:name="P39" style:family="paragraph" style:parent-style-name="Standard" style:list-style-name="L8">
      <style:text-properties style:font-name="Linux Biolinum G2" fo:font-size="9pt" officeooo:rsid="0272711f" officeooo:paragraph-rsid="0272711f" style:font-size-asian="9pt" style:font-size-complex="9pt"/>
    </style:style>
    <style:style style:name="P40" style:family="paragraph" style:parent-style-name="Standard" style:list-style-name="L9">
      <style:text-properties style:font-name="Linux Biolinum G2" fo:font-size="9pt" officeooo:rsid="0272711f" officeooo:paragraph-rsid="0272711f" style:font-size-asian="9pt" style:font-size-complex="9pt"/>
    </style:style>
    <style:style style:name="P41" style:family="paragraph" style:parent-style-name="Standard" style:list-style-name="L10">
      <style:text-properties style:font-name="Linux Biolinum G2" fo:font-size="9pt" officeooo:rsid="0272711f" officeooo:paragraph-rsid="0272711f" style:font-size-asian="9pt" style:font-size-complex="9pt"/>
    </style:style>
    <style:style style:name="P42" style:family="paragraph" style:parent-style-name="Code2">
      <style:text-properties fo:color="#009900" officeooo:paragraph-rsid="0299bb62"/>
    </style:style>
    <style:style style:name="P43" style:family="paragraph" style:parent-style-name="Normal">
      <style:paragraph-properties fo:text-align="center" style:justify-single-word="false"/>
      <style:text-properties style:font-name="Linux Biolinum G2" fo:font-size="8pt" officeooo:rsid="029e8212" officeooo:paragraph-rsid="029e8212" style:font-size-asian="8pt" style:font-size-complex="8pt"/>
    </style:style>
    <style:style style:name="P44" style:family="paragraph" style:parent-style-name="Normal">
      <style:paragraph-properties fo:margin-top="0cm" fo:margin-bottom="0cm" loext:contextual-spacing="false" fo:line-height="100%" fo:text-align="center" style:justify-single-word="false">
        <style:tab-stops>
          <style:tab-stop style:position="2.443cm"/>
        </style:tab-stops>
      </style:paragraph-properties>
      <style:text-properties style:font-name="Linux Biolinum G2" fo:font-size="8pt" fo:language="fr" fo:country="FR" officeooo:rsid="029e8212" officeooo:paragraph-rsid="029e8212" style:font-size-asian="8pt" style:font-size-complex="8pt"/>
    </style:style>
    <style:style style:name="T1" style:family="text">
      <style:text-properties style:font-name="Linux Biolinum G2" officeooo:rsid="0272711f"/>
    </style:style>
    <style:style style:name="T2" style:family="text">
      <style:text-properties style:font-name="Linux Biolinum G2" officeooo:rsid="01a02053"/>
    </style:style>
    <style:style style:name="T3" style:family="text">
      <style:text-properties style:font-name="Linux Biolinum G2" officeooo:rsid="02919059"/>
    </style:style>
    <style:style style:name="T4" style:family="text">
      <style:text-properties style:font-name="Linux Biolinum G2" officeooo:rsid="01a1f853"/>
    </style:style>
    <style:style style:name="T5" style:family="text">
      <style:text-properties style:font-name="Linux Biolinum G2" officeooo:rsid="029234f7"/>
    </style:style>
    <style:style style:name="T6" style:family="text">
      <style:text-properties style:font-name="Linux Biolinum G2" officeooo:rsid="00f446b1"/>
    </style:style>
    <style:style style:name="T7" style:family="text">
      <style:text-properties style:font-name="Linux Biolinum G2" officeooo:rsid="010015d1"/>
    </style:style>
    <style:style style:name="T8" style:family="text">
      <style:text-properties style:font-name="Linux Biolinum G2" fo:font-size="9pt" fo:font-style="italic" officeooo:rsid="0272711f" style:font-size-asian="9pt" style:font-style-asian="italic" style:font-size-complex="9pt" style:font-style-complex="italic"/>
    </style:style>
    <style:style style:name="T9" style:family="text">
      <style:text-properties style:font-name="Linux Biolinum G2" fo:font-size="9pt" fo:font-style="italic" fo:font-weight="bold" officeooo:rsid="0272711f" style:font-size-asian="9pt" style:font-style-asian="italic" style:font-weight-asian="bold" style:font-size-complex="9pt" style:font-style-complex="italic" style:font-weight-complex="bold"/>
    </style:style>
    <style:style style:name="T10" style:family="text">
      <style:text-properties style:font-name="Linux Biolinum G2" fo:font-size="9pt" officeooo:rsid="0272711f" style:font-size-asian="9pt" style:font-size-complex="9pt"/>
    </style:style>
    <style:style style:name="T11" style:family="text">
      <style:text-properties style:font-name="Linux Biolinum G2" fo:font-size="9pt" fo:font-weight="bold" officeooo:rsid="0272711f" style:font-size-asian="9pt" style:font-weight-asian="bold" style:font-size-complex="9pt" style:font-weight-complex="bold"/>
    </style:style>
    <style:style style:name="T12" style:family="text">
      <style:text-properties style:font-name="Liberation Serif" fo:font-size="8pt" fo:language="fr" fo:country="FR" officeooo:rsid="00f446b1" style:font-size-asian="8pt" style:font-size-complex="16pt"/>
    </style:style>
    <style:style style:name="T13" style:family="text">
      <style:text-properties style:font-name="Liberation Serif" fo:font-size="8pt" fo:language="fr" fo:country="FR" officeooo:rsid="007b49db" style:font-size-asian="8pt" style:font-size-complex="16pt"/>
    </style:style>
    <style:style style:name="T14" style:family="text">
      <style:text-properties style:font-name="Liberation Serif" fo:font-size="8pt" fo:language="fr" fo:country="FR" officeooo:rsid="01832a6b" style:font-size-asian="8pt" style:font-size-complex="16pt"/>
    </style:style>
    <style:style style:name="T15" style:family="text">
      <style:text-properties style:font-name="Liberation Serif" fo:font-size="8pt" fo:language="fr" fo:country="FR" officeooo:rsid="007b49db" style:font-size-asian="8pt" style:font-size-complex="8pt"/>
    </style:style>
    <style:style style:name="T16" style:family="text">
      <style:text-properties style:font-name="Liberation Serif" fo:font-size="8pt" fo:language="fr" fo:country="FR" officeooo:rsid="01832a6b" style:font-size-asian="8pt" style:font-size-complex="8pt"/>
    </style:style>
    <style:style style:name="T17" style:family="text">
      <style:text-properties style:font-name="Liberation Serif" fo:font-size="8pt" fo:language="fr" fo:country="FR" officeooo:rsid="0127a4c5" style:font-size-asian="8pt" style:font-size-complex="8pt"/>
    </style:style>
    <style:style style:name="T18" style:family="text">
      <style:text-properties style:font-name="Liberation Serif" fo:font-size="8pt" fo:language="fr" fo:country="FR" officeooo:rsid="010015d1" style:font-size-asian="8pt" style:font-size-complex="8pt"/>
    </style:style>
    <style:style style:name="T19" style:family="text">
      <style:text-properties style:font-name="Liberation Serif" fo:font-size="8pt" fo:language="fr" fo:country="FR" officeooo:rsid="00f446b1" style:font-size-asian="8pt" style:font-size-complex="8pt"/>
    </style:style>
    <style:style style:name="T20" style:family="text">
      <style:text-properties fo:color="#000000" style:font-name="CourierNewPSMT" fo:font-size="8pt" fo:font-style="normal" fo:font-weight="normal" style:font-size-asian="8pt"/>
    </style:style>
    <style:style style:name="T21" style:family="text">
      <style:text-properties fo:color="#000000" style:font-name="CourierNewPSMT" fo:font-size="8pt" fo:font-style="italic" fo:font-weight="normal" style:font-size-asian="8pt" style:font-style-asian="italic" style:font-style-complex="italic"/>
    </style:style>
    <style:style style:name="T22" style:family="text">
      <style:text-properties fo:font-weight="bold" style:font-weight-asian="bold" style:font-weight-complex="bold"/>
    </style:style>
    <style:style style:name="T23" style:family="text">
      <style:text-properties fo:color="#009900"/>
    </style:style>
    <style:style style:name="T24" style:family="text">
      <style:text-properties fo:color="#009900" officeooo:rsid="0299bb62"/>
    </style:style>
    <style:style style:name="T25" style:family="text">
      <style:text-properties officeooo:rsid="027561ae"/>
    </style:style>
    <style:style style:name="T26" style:family="text">
      <style:text-properties fo:font-weight="normal" style:font-weight-asian="normal" style:font-weight-complex="normal"/>
    </style:style>
    <style:style style:name="T27" style:family="text">
      <style:text-properties fo:font-weight="normal" officeooo:rsid="027561ae" style:font-weight-asian="normal" style:font-weight-complex="normal"/>
    </style:style>
    <style:style style:name="T28" style:family="text">
      <style:text-properties officeooo:rsid="02783954"/>
    </style:style>
    <style:style style:name="T29" style:family="text">
      <style:text-properties officeooo:rsid="02783fd2"/>
    </style:style>
    <style:style style:name="T30" style:family="text">
      <style:text-properties style:font-name="Courier New1" fo:font-size="8pt" style:font-size-asian="8pt" style:font-size-complex="8pt"/>
    </style:style>
    <style:style style:name="T31" style:family="text">
      <style:text-properties officeooo:rsid="027a513f"/>
    </style:style>
    <style:style style:name="T32" style:family="text">
      <style:text-properties fo:color="#ff3333" fo:font-weight="bold" style:font-weight-asian="bold" style:font-weight-complex="bold"/>
    </style:style>
    <style:style style:name="T33" style:family="text">
      <style:text-properties style:font-name-asian="NSimSun" style:font-name-complex="Liberation Mono"/>
    </style:style>
    <style:style style:name="T34" style:family="text">
      <style:text-properties officeooo:rsid="027bf188"/>
    </style:style>
    <style:style style:name="T35" style:family="text">
      <style:text-properties fo:font-style="italic" style:font-style-asian="italic" style:font-style-complex="italic"/>
    </style:style>
    <style:style style:name="T36" style:family="text">
      <style:text-properties fo:font-style="italic" officeooo:rsid="02783954" style:font-style-asian="italic" style:font-style-complex="italic"/>
    </style:style>
    <style:style style:name="T37" style:family="text">
      <style:text-properties fo:font-style="italic" officeooo:rsid="027ff617" style:font-style-asian="italic" style:font-style-complex="italic"/>
    </style:style>
    <style:style style:name="T38" style:family="text">
      <style:text-properties officeooo:rsid="0281cfbc"/>
    </style:style>
    <style:style style:name="T39" style:family="text">
      <style:text-properties officeooo:rsid="02834b4d"/>
    </style:style>
    <style:style style:name="T40" style:family="text">
      <style:text-properties officeooo:rsid="02878925"/>
    </style:style>
    <style:style style:name="T41" style:family="text">
      <style:text-properties officeooo:rsid="0287f72a"/>
    </style:style>
    <style:style style:name="T42" style:family="text">
      <style:text-properties officeooo:rsid="028a0f10"/>
    </style:style>
    <style:style style:name="T43" style:family="text">
      <style:text-properties officeooo:rsid="028b6f32"/>
    </style:style>
    <style:style style:name="T44" style:family="text">
      <style:text-properties fo:color="#006600"/>
    </style:style>
    <style:style style:name="T45" style:family="text">
      <style:text-properties fo:color="#006600" fo:font-style="italic" style:font-style-asian="italic" style:font-style-complex="italic"/>
    </style:style>
    <style:style style:name="T46" style:family="text">
      <style:text-properties officeooo:rsid="02944f42"/>
    </style:style>
    <style:style style:name="Sect1" style:family="section">
      <style:section-properties text:dont-balance-text-columns="true" style:editable="false">
        <style:columns fo:column-count="2">
          <style:column style:rel-width="5216*" fo:start-indent="0cm" fo:end-indent="0cm"/>
          <style:column style:rel-width="5217*"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Jean-Pierre BOTO's</text:p>
      <text:p text:style-name="P15">BASE DE DONNEES MySQL</text:p>
      <text:p text:style-name="P43">COURS INTEGRAL</text:p>
      <text:p text:style-name="Normal"/>
      <text:p text:style-name="P30">1. MCD et MLD</text:p>
      <text:p text:style-name="P30">2. Base de données MYSQL</text:p>
      <text:p text:style-name="P30">3. Langage SQL </text:p>
      <text:p text:style-name="P30">4. Sauvegarde et Restauration</text:p>
      <text:p text:style-name="P13"/>
      <text:p text:style-name="SousTitre1">1. <text:span text:style-name="T46">MCD et MLD</text:span></text:p>
      <text:p text:style-name="P31"/>
      <text:p text:style-name="SousTitre1">2. BASE DE DONNEES MYSQL (p 16/78)</text:p>
      <text:p text:style-name="SousTitre2">Installation avec Linux:</text:p>
      <text:p text:style-name="Code2">$ sudo apt-get install mysql-server</text:p>
      <text:p text:style-name="P5"/>
      <text:p text:style-name="P5">Check version:</text:p>
      <text:p text:style-name="Code2">$ mysql -V</text:p>
      <text:p text:style-name="P5"/>
      <text:p text:style-name="P5">Redemarrer mysql</text:p>
      <text:p text:style-name="Code2">$ /etc/init.d# service mysql [ start | restart | stop | reload ]</text:p>
      <text:p text:style-name="P5"/>
      <text:p text:style-name="P5">Lancer une console mysql</text:p>
      <text:p text:style-name="Code2">$ sudo mysql -u root [nomBDD]</text:p>
      <text:p text:style-name="Code2">$ sudo mysql -u root -D [nomBDD]<text:tab/><text:span text:style-name="T23"># --user=root --Database=</text:span></text:p>
      <text:p text:style-name="P5"/>
      <text:p text:style-name="Code2">&gt; C:\xampp\mysql\bin\mysql.exe [OPTIONS] [database]</text:p>
      <text:p text:style-name="P5"/>
      <text:p text:style-name="P5">Afficher l'aide complete</text:p>
      <text:p text:style-name="Code2">$ mysql --verbose --help</text:p>
      <text:p text:style-name="P5"/>
      <text:p text:style-name="SousTitre2">OPTIONS de mysql.exe (les plus utiles pour l'instant)</text:p>
      <text:p text:style-name="P28"><text:s text:c="2"/>--init-command=name <text:s text:c="6"/>SQL Command to execute when connecting to MySQL server.<text:tab/><text:tab/><text:tab/><text:tab/><text:tab/><text:tab/><text:tab/><text:tab/><text:tab/><text:tab/><text:tab/> <text:s/>Will automatically be re-executed when reconnecting.</text:p>
      <text:p text:style-name="P29"><text:s text:c="2"/>-h, --host=name <text:s text:c="10"/>Connect to host.</text:p>
      <text:p text:style-name="P28"><text:s text:c="2"/>-H, --html <text:s text:c="15"/>Produce HTML output.</text:p>
      <text:p text:style-name="P28"><text:s text:c="2"/>-X, --xml <text:s text:c="16"/>Produce XML output.</text:p>
      <text:p text:style-name="P28"><text:s text:c="2"/>-D, --database=name <text:s text:c="6"/>Database to use.</text:p>
      <text:p text:style-name="P28"><text:s text:c="2"/>--delimiter=name <text:s text:c="9"/>Delimiter to be used.</text:p>
      <text:p text:style-name="P28"><text:s text:c="2"/>-e, --execute=name <text:s text:c="7"/>Execute command and quit. (Disables --force and history file.)</text:p>
      <text:p text:style-name="P27"><text:s text:c="2"/>-p, --password[=name] <text:s text:c="4"/>Password to use when connecting to server. If password is not given it's <text:s text:c="22"/><text:tab/><text:tab/><text:tab/><text:tab/><text:tab/><text:tab/><text:tab/><text:tab/> <text:s/>asked from the tty.</text:p>
      <text:p text:style-name="P28"><text:s text:c="2"/>-W, --pipe <text:s text:c="15"/>Use named pipes to connect to server.</text:p>
      <text:p text:style-name="P28"><text:s text:c="2"/>-P, --port=# <text:s text:c="13"/>Port number to use for connection or 0 for default to, in order of <text:tab/><text:tab/><text:tab/><text:tab/><text:tab/><text:tab/><text:tab/><text:tab/><text:tab/> <text:s/>preference, my.cnf, $MYSQL_TCP_PORT, /etc/services, built-in default<text:tab/><text:tab/><text:tab/><text:tab/><text:tab/><text:tab/><text:tab/><text:tab/><text:tab/> (3306).</text:p>
      <text:p text:style-name="P28"><text:s text:c="2"/>--prompt=name <text:s text:c="12"/>Set the mysql prompt to this value.</text:p>
      <text:p text:style-name="P28"><text:s text:c="2"/>--protocol=name <text:s text:c="10"/>The protocol to use for connection (tcp, socket, pipe, memory).</text:p>
      <text:p text:style-name="P28"><text:s text:c="2"/>--reconnect <text:s text:c="14"/>Reconnect if the connection is lost. Disable with --disable-reconnect. <text:tab/><text:tab/><text:tab/><text:tab/><text:tab/><text:tab/><text:tab/><text:tab/><text:tab/> <text:s/>This option is enabled by default. (Defaults to on; use --skip-reconnect <text:tab/><text:tab/><text:tab/><text:tab/><text:tab/><text:tab/><text:tab/><text:tab/> <text:s/>to disable.)</text:p>
      <text:p text:style-name="P28"><text:s text:c="2"/>-s, --silent <text:s text:c="13"/>Be more silent. Print results with a tab as separator, each row on new <text:tab/><text:tab/><text:tab/><text:tab/><text:tab/><text:tab/><text:tab/><text:tab/><text:tab/> <text:s/>line.</text:p>
      <text:p text:style-name="P28"><text:s text:c="2"/>-S, --socket=name <text:s text:c="8"/>The socket file to use for connection.</text:p>
      <text:p text:style-name="P28"><text:s text:c="2"/>-t, --table <text:s text:c="14"/>Output in table format.</text:p>
      <text:p text:style-name="P28"><text:s text:c="2"/>--tee=name <text:s text:c="15"/>Append everything into outfile. See interactive help (\h) also. <text:tab/><text:tab/><text:tab/><text:tab/><text:tab/><text:tab/><text:tab/><text:tab/><text:tab/><text:tab/> <text:s/>Does not work in batch mode. Disable with --disable-tee. This option is <text:tab/><text:tab/><text:tab/><text:tab/><text:tab/><text:tab/><text:tab/><text:tab/><text:tab/> <text:s/>disabled by default.</text:p>
      <text:p text:style-name="P28"><text:s text:c="2"/>-u, --user=name <text:s text:c="10"/>User for login if not current user.</text:p>
      <text:p text:style-name="P28"><text:s text:c="2"/>-U, --safe-updates <text:s text:c="7"/>Only allow UPDATE and DELETE that uses keys.</text:p>
      <text:p text:style-name="P28"><text:s text:c="2"/>-U, --i-am-a-dummy <text:s text:c="7"/>Synonym for option --safe-updates, -U.</text:p>
      <text:p text:style-name="P28"><text:s text:c="2"/>-v, --verbose <text:s text:c="12"/>Write more. (-v -v -v gives the table output format).</text:p>
      <text:p text:style-name="P28"><text:s text:c="2"/>-V, --version <text:s text:c="12"/>Output version information and exit.</text:p>
      <text:p text:style-name="P28"><text:s text:c="2"/>-w, --wait <text:s text:c="15"/>Wait and retry if connection is down.</text:p>
      <text:p text:style-name="P28"><text:s text:c="2"/>--connect-timeout=# <text:s text:c="6"/>Number of seconds before connection timeout.</text:p>
      <text:p text:style-name="P28"><text:s text:c="2"/>--show-warnings <text:s text:c="10"/>Show warnings after every statement.</text:p>
      <text:p text:style-name="P5"><text:soft-page-break/></text:p>
      <text:p text:style-name="P5">Dans la console mysql</text:p>
      <text:p text:style-name="Code2">mysql&gt; show databases;</text:p>
      <text:p text:style-name="Code2">mysql&gt; use &lt;dbname&gt;;</text:p>
      <text:p text:style-name="Code2">mysql&gt; show tables;</text:p>
      <text:p text:style-name="P5"/>
      <text:p text:style-name="Code2">show databases;<text:tab/><text:tab/><text:tab/><text:span text:style-name="T35">-- afficher les noms des bdd existantes</text:span></text:p>
      <text:p text:style-name="Code2">show tables;<text:tab/><text:tab/><text:tab/><text:tab/><text:span text:style-name="T21">-- afficher les noms des tables dans la bdd connecté</text:span></text:p>
      <text:p text:style-name="Code2">connect &lt;nom_bdd&gt;;<text:tab/><text:tab/><text:tab/><text:span text:style-name="T21">-- se connecter à une base de donnees</text:span></text:p>
      <text:p text:style-name="Code2">use &lt;nom_bdd&gt;; <text:tab/><text:tab/><text:tab/><text:span text:style-name="T21">-- se connecter à une base de donnees</text:span></text:p>
      <text:p text:style-name="Code2">select database();<text:tab/><text:tab/><text:tab/><text:span text:style-name="T21">-- afficher le nom de la base de donnees en cours</text:span></text:p>
      <text:p text:style-name="Code2">source &lt;nom_fichier&gt;<text:tab/><text:tab/><text:span text:style-name="T21">-- lire l'entree a partir du fichier et l'executer comme si elle</text:span> <text:tab/><text:tab/><text:tab/><text:tab/><text:tab/><text:tab/><text:tab/><text:tab/><text:tab/><text:tab/> <text:s text:c="2"/><text:span text:style-name="T21">avait ete saisie sur le clavier</text:span></text:p>
      <text:p text:style-name="Code2">\. &lt;nom_fichier&gt;<text:tab/><text:tab/><text:tab/><text:span text:style-name="T21">-- meme chose que `source nomfichier`</text:span></text:p>
      <text:p text:style-name="P16">show index from &lt;nom_table&gt; <text:tab/><text:span text:style-name="T21">-- afficher les noms des index à la table nom_table</text:span></text:p>
      <text:p text:style-name="Code2">tee &lt;nom_fichier&gt; <text:s/><text:tab/><text:tab/><text:span text:style-name="T21">-- sauvegarder les resultats des requetes dans le fichier </text:span><text:tab/><text:tab/><text:tab/><text:tab/><text:tab/><text:tab/><text:tab/><text:tab/><text:tab/><text:tab/><text:tab/> <text:s text:c="2"/><text:span text:style-name="T21">nom_fichier (=ouverture d'un flux)</text:span></text:p>
      <text:p text:style-name="Code2">notee<text:tab/><text:tab/><text:tab/><text:tab/><text:tab/><text:tab/><text:tab/><text:span text:style-name="T21">-- terminer la sauvegarde (=fermeture du flux)</text:span></text:p>
      <text:p text:style-name="Code2">select * INTO OUTFILE '/path/to/file' from &lt;nom_table&gt;</text:p>
      <text:p text:style-name="Code2"><text:tab/><text:tab/><text:tab/><text:tab/><text:tab/><text:tab/><text:tab/><text:tab/><text:span text:style-name="T21">-- exporter le resultat de la requete vers le fichier indique </text:span></text:p>
      <text:p text:style-name="Code2">desc nom_table<text:tab/><text:tab/><text:tab/><text:tab/><text:span text:style-name="T21">-- afficher la structure de la table &lt;nom_table&gt; (schema en SQLite)</text:span> </text:p>
      <text:p text:style-name="P5"/>
      <text:p text:style-name="P5"/>
      <text:p text:style-name="SousTitre1">3. LANGAGE SQL (p 25/78)</text:p>
      <text:p text:style-name="P5">Le langage SQL comporte :</text:p>
      <text:list xml:id="list7157862615540668794" text:style-name="L1">
        <text:list-item>
          <text:p text:style-name="P32">une partie sur la définition des données: Le <text:span text:style-name="T22">LDD (Langage de Définition des Données) </text:span><text:span text:style-name="T27">qui</text:span> permet de définir des tables, des vues et des contraintes d'intégrité (<text:span text:style-name="code3">CREATE, ALTER, TRUNCATE, DROP, RENAME</text:span>)</text:p>
          <text:p text:style-name="P32"/>
        </text:list-item>
        <text:list-item>
          <text:p text:style-name="P32">une partie sur les requêtes: Le <text:span text:style-name="T22">LMD (Langage de Manipulation des Données)</text:span><text:span text:style-name="T26"> </text:span><text:span text:style-name="T27">qui </text:span>permet d'interroger une base de données (<text:span text:style-name="code3">SELECT, INSERT, UPDATE, DELETE</text:span>)</text:p>
          <text:p text:style-name="P32"/>
        </text:list-item>
        <text:list-item>
          <text:p text:style-name="P32">une partie sur le contrôle des données: le <text:span text:style-name="T22">LCD (Langage de Contrôle des Données)</text:span> <text:span text:style-name="T25">qui </text:span>permet de contrôler la sécurité et les accès aux données (<text:span text:style-name="code3">GRANT,</text:span> <text:span text:style-name="code3">REVOKE</text:span>)</text:p>
        </text:list-item>
      </text:list>
      <text:p text:style-name="P5"/>
      <text:p text:style-name="P5"/>
      <text:p text:style-name="P14">CREER UNE BASE DE DONNEES</text:p>
      <text:p text:style-name="P5">Vous pouvez créer une base de données en utilisant la commande <text:span text:style-name="T22">CREATE DATABASE</text:span></text:p>
      <text:p text:style-name="P6">ex.: </text:p>
      <text:p text:style-name="Code2"><text:tab/>mysql&gt; CREATE DATABASE base_dd;</text:p>
      <text:p text:style-name="P5"/>
      <text:p text:style-name="P5"/>
      <text:p text:style-name="P8">SE CONNECTER A UNE BASE DE DONNEES EXISTANTE</text:p>
      <text:p text:style-name="P5">Vous pouvez vous connecter à une base de données en utilisant les commandes <text:span text:style-name="T22">CONNECT</text:span> ou <text:span text:style-name="T22">USE</text:span>.</text:p>
      <text:p text:style-name="P6">ex.: </text:p>
      <text:p text:style-name="Code2"><text:tab/>mysql&gt; CONNECT base_dd;</text:p>
      <text:p text:style-name="Code2"><text:tab/>mysql&gt; USE base_dd;</text:p>
      <text:p text:style-name="P5"/>
      <text:p text:style-name="P5"/>
      <text:p text:style-name="P8">CREER UNE TABLE</text:p>
      <text:p text:style-name="P5">Vous pouvez créer une table en spécifiant le nom de la table, suivi du nom de toutes les colonnes et de leur type.</text:p>
      <text:p text:style-name="P5">ex:</text:p>
      <text:p text:style-name="Code2"><text:tab/>CREATE TABLE client (</text:p>
      <text:p text:style-name="Code2"><text:tab/><text:tab/>id integer auto_increment primary key,</text:p>
      <text:p text:style-name="Code2"><text:tab/><text:tab/>nomClient varchar(80),</text:p>
      <text:p text:style-name="Code2"><text:tab/><text:tab/>adresseClient varchar(150)</text:p>
      <text:p text:style-name="Code2"><text:tab/><text:tab/>);</text:p>
      <text:p text:style-name="P5"/>
      <text:p text:style-name="P5">Les options:</text:p>
      <text:p text:style-name="Code2"><text:tab/>AUTO_INCREMENTE <text:tab/><text:tab/> <text:span text:style-name="T36">– </text:span><text:span text:style-name="T35">incrémente la valeur de l'attribut id à chaque insertion</text:span></text:p>
      <text:p text:style-name="Code2"><text:tab/>PRIMARY KEY <text:s text:c="4"/><text:tab/><text:tab/><text:span text:style-name="T35"> </text:span><text:span text:style-name="T36">– </text:span><text:span text:style-name="T35">précise que id est la clé primaire</text:span><text:span text:style-name="T35"><text:note text:id="ftn1" text:note-class="footnote"><text:note-citation>1</text:note-citation><text:note-body><text:p text:style-name="Footnote"><text:s/><text:span text:style-name="T9">Clé primaire</text:span><text:span text:style-name="T8">: Dans une base de données relationnelle, une clé primaire est la donnée qui permet d'identifier de manière unique un enregistrement dans une table.</text:span></text:p><text:p text:style-name="Footnote">Une clé primaire peut être composée d'une ou de plusieurs colonnes de la table. Deux lignes distinctes de la table ne peuvent pas avoir les mêmes valeurs dans les colonnes définies comme clé primaire. Il est possible de définir pour une même table plusieurs contraintes d'unicité, mais au plus une seule clé primaire. Une clé primaire est choisie parmi les clés candidates. Suivant les cas il peut être nécessaire ou préférable d'utiliser une clé artificielle ajoutée aux données comme clé primaire. (source: Wiki)</text:p></text:note-body></text:note></text:span><text:span text:style-name="T35"> de la table client</text:span></text:p>
      <text:p text:style-name="P5"/>
      <text:p text:style-name="P5"/>
      <text:p text:style-name="P5"/>
      <text:p text:style-name="P5"/>
      <text:p text:style-name="P5"/>
      <text:p text:style-name="P5"/>
      <text:p text:style-name="P5"/>
      <text:p text:style-name="P5"/>
      <text:p text:style-name="P8"><text:soft-page-break/>CLES ETRANGERES</text:p>
      <text:p text:style-name="P5">Soient les tables client et commande. Il s'agit maintenant de s'assurer que personne n'insère de ligne dans la table commande qui ne corresponde à une entrée dans la table <text:span text:style-name="code3">Client</text:span>.</text:p>
      <text:p text:style-name="P5"/>
      <text:p text:style-name="Code2">CREATE TABLE commande (</text:p>
      <text:p text:style-name="Code2"><text:tab/>id integer auto_increment primary key,</text:p>
      <text:p text:style-name="Code2"><text:tab/>client_id integer,</text:p>
      <text:p text:style-name="Code2"><text:tab/>foreign key (client_id) references client (id),</text:p>
      <text:p text:style-name="Code2"><text:tab/>dateCommande date);</text:p>
      <text:p text:style-name="P5"/>
      <text:p text:style-name="P5">A cet effet, toute insertion d'enregistrement dans la table <text:span text:style-name="code3">commande</text:span> provoquera une erreur si la valeur de l'attribut <text:span text:style-name="code3">client_id</text:span> n'existe pas dans la table <text:span text:style-name="code3">client.</text:span></text:p>
      <text:p text:style-name="P5"/>
      <text:p text:style-name="P5">Une clé étrangère peut aussi contraindre et référencer un groupe de colonnes. Il faut alors l'écrire sous forme d'une contrainte de table.</text:p>
      <text:p text:style-name="P5"><text:span text:style-name="T28">S</text:span>yntaxe:</text:p>
      <text:p text:style-name="Code2"><text:tab/>CREATE TABLE tbl (</text:p>
      <text:p text:style-name="Code2"><text:tab/><text:tab/>a INTEGER PRIMARY KEY,</text:p>
      <text:p text:style-name="Code2"><text:tab/><text:tab/>b INTEGER,</text:p>
      <text:p text:style-name="Code2"><text:tab/><text:tab/>c INTEGER,</text:p>
      <text:p text:style-name="Code2"><text:tab/><text:tab/>FOREIGN KEY (b,c) REFERENCES autre_tbl(c1, c2)</text:p>
      <text:p text:style-name="Code2"><text:tab/><text:tab/>);</text:p>
      <text:p text:style-name="P5"><text:tab/><text:tab/></text:p>
      <text:p text:style-name="P5">Exemple:</text:p>
      <text:p text:style-name="Code2"><text:tab/>CREATE TABLE commande_produits (</text:p>
      <text:p text:style-name="Code2"><text:tab/><text:tab/>no_produit INTEGER REFERENCES produits ON DELETE RESTRICT,</text:p>
      <text:p text:style-name="Code2"><text:tab/><text:tab/>id_commande INTEGER REFERENCES commandes ON DELETE CASCADE,</text:p>
      <text:p text:style-name="Code2"><text:tab/><text:tab/>quantite INTEGER, </text:p>
      <text:p text:style-name="Code2"><text:tab/><text:tab/>PRIMARY KEY (no_produit, id_commande)</text:p>
      <text:p text:style-name="Code2"><text:tab/><text:tab/>);</text:p>
      <text:p text:style-name="P5"><text:s/></text:p>
      <text:p text:style-name="P5">Les options:</text:p>
      <text:p text:style-name="Code2"><text:tab/>RESTRICT <text:s/><text:span text:style-name="T29">– </text:span>empêche la suppression d'une ligne référencée.</text:p>
      <text:p text:style-name="Code2"><text:tab/>CASCADE <text:s text:c="2"/><text:span text:style-name="T29">– </text:span>indique que, lors de la suppression d'une ligne référencée, les lignes la référençant doivent être automatiquement supprimées.</text:p>
      <text:p text:style-name="P5"/>
      <text:p text:style-name="P5"/>
      <text:p text:style-name="P8">SUPPRIMER UNE TABLE: <text:span text:style-name="code3">DROP TABLE</text:span></text:p>
      <text:p text:style-name="P5">Si vous n'avez plus besoin d'une table ou que vous voulez la recréer différemment, vous pouvez la supprimer en utilisant la commande suivante:</text:p>
      <text:p text:style-name="Code2"><text:tab/>DROP TABLE nom_table;</text:p>
      <text:p text:style-name="P5"/>
      <text:p text:style-name="P5"/>
      <text:p text:style-name="P8">REMPLIR UNE TABLE: <text:span text:style-name="code3">INSERT INTO</text:span></text:p>
      <text:p text:style-name="P5">L'instruction <text:span text:style-name="code3">INSERT</text:span> est utilisée pour remplir une table.</text:p>
      <text:p text:style-name="P5">Exemple:</text:p>
      <text:p text:style-name="Code2"><text:tab/>INSERT INTO client (nomClient, adresseClient)</text:p>
      <text:p text:style-name="Code2"><text:tab/>VALUES</text:p>
      <text:p text:style-name="Code2"><text:tab/><text:tab/>('Joe', 'Saint-Nazaire'),</text:p>
      <text:p text:style-name="Code2"><text:tab/><text:tab/>('Richard', 'Angres');</text:p>
      <text:p text:style-name="P5"><text:tab/></text:p>
      <text:p text:style-name="P5">Il est aussi possible de remplir une table avec une table de même structure:</text:p>
      <text:p text:style-name="P5">Exemple:</text:p>
      <text:p text:style-name="Code2"><text:tab/>INSERT INTO client (nomClient, adresseClient)</text:p>
      <text:p text:style-name="Code2"><text:tab/><text:tab/>(SELECT nom, adresse FROM Fournisseur);</text:p>
      <text:p text:style-name="P5"/>
      <text:p text:style-name="P5"/>
      <text:p text:style-name="P8">SUPPRIMER DES ENREGISTREMENTS D'UNE TABLE: <text:span text:style-name="code3">DELETE</text:span> ou <text:span text:style-name="code3">TRUNCATE</text:span></text:p>
      <text:p text:style-name="P5">L'instruction <text:span text:style-name="code3">DELETE</text:span> est utilisée pour supprimer des enregistrements.</text:p>
      <text:p text:style-name="P5">Prenons comme exemple la suppression de tous les enregistrements de la table <text:span text:style-name="code3">CLIENT</text:span> dans <text:span text:style-name="code3">adresseClient='Saint-Nazaire'</text:span> :</text:p>
      <text:p text:style-name="Code2"><text:span text:style-name="code3"><text:tab/></text:span><text:span text:style-name="code3"><text:span text:style-name="T30">DELETE FROM Clien</text:span></text:span><text:span text:style-name="T30">t WHERE adresseClient='Saint-Nazaire'</text:span></text:p>
      <text:p text:style-name="P5"><text:tab/></text:p>
      <text:p text:style-name="P5">ATTENTION ! <text:span text:style-name="code3">DELETE FROM Client;</text:span> sans conditions effacerait toute les entrées de la table <text:span text:style-name="code3">Client </text:span>!</text:p>
      <text:p text:style-name="P5"/>
      <text:p text:style-name="P5">Il est possible de vider complètement la table en utilisant la clause <text:span text:style-name="code3">TRUNCATE</text:span> :</text:p>
      <text:p text:style-name="Code2"><text:tab/>TRUNCATE TABLE Client;</text:p>
      <text:p text:style-name="P5"/>
      <text:p text:style-name="P5"/>
      <text:p text:style-name="P8">TABLES JOINTES</text:p>
      <text:p text:style-name="P5">Une table jointe est une table dérivée de deux autres tables suivant les règles du type de jointure particulier.</text:p>
      <text:p text:style-name="P5"/>
      <text:p text:style-name="P5"><text:span text:style-name="code3">--&gt; CROSS JOIN / INNER JOIN</text:span></text:p>
      <text:p text:style-name="P5">Soit t1 et t2 telles que:</text:p>
      <text:p text:style-name="Code2"><text:tab/>create table t1 (no integer auto_increment primary key, nom varchar(20));</text:p>
      <text:p text:style-name="Code2"><text:tab/>insert into t1 (nom) values ('a'), ('b'), ('c');</text:p>
      <text:p text:style-name="Code2"><text:tab/>create table t2 (no integer primary key, valeur varchar(20));</text:p>
      <text:p text:style-name="Code2"><text:tab/>insert into t2 (no, valeur) values (1,'xxx'), (3,'yyy'), (5,'zzz');</text:p>
      <text:p text:style-name="P5"><text:soft-page-break/></text:p>
      <text:section text:style-name="Sect2" text:name="Section2">
        <text:p text:style-name="P5">Table t1</text:p>
        <text:p text:style-name="Code2">+----+------+</text:p>
        <text:p text:style-name="Code2">| no | nom <text:s/>|</text:p>
        <text:p text:style-name="Code2">+----+------+</text:p>
        <text:p text:style-name="Code2">| <text:s/>1 | a <text:s text:c="3"/>|</text:p>
        <text:p text:style-name="Code2">| <text:s/>2 | b <text:s text:c="3"/>|</text:p>
        <text:p text:style-name="Code2">| <text:s/>3 | c <text:s text:c="3"/>|</text:p>
        <text:p text:style-name="Code2">+----+------+</text:p>
        <text:p text:style-name="P5"><text:tab/></text:p>
        <text:p text:style-name="P5">Table t2</text:p>
        <text:p text:style-name="Code2">+----+--------+</text:p>
        <text:p text:style-name="Code2">| no | valeur |</text:p>
        <text:p text:style-name="Code2">+----+--------+</text:p>
        <text:p text:style-name="Code2">| <text:s/>1 | xxx <text:s text:c="3"/>|</text:p>
        <text:p text:style-name="Code2">| <text:s/>3 | yyy <text:s text:c="3"/>|</text:p>
        <text:p text:style-name="Code2">| <text:s/>5 | zzz <text:s text:c="3"/>|</text:p>
        <text:p text:style-name="Code2">+----+--------+</text:p>
      </text:section>
      <text:p text:style-name="P5"/>
      <text:p text:style-name="P5"><text:span text:style-name="code3">--&gt; CROSS JOIN</text:span></text:p>
      <text:p text:style-name="Code2">SELECT * FROM t1, t2; <text:s text:c="3"/><text:tab/><text:tab/>/* methode 1 */</text:p>
      <text:p text:style-name="Code2">SELECT * FROM t1 CROSS JOIN t2; <text:tab/>/* methode 2 CROSS JOIN */</text:p>
      <text:p text:style-name="Code2">+----+------+----+--------+</text:p>
      <text:p text:style-name="Code2">| no | nom <text:s/>| no | valeur |</text:p>
      <text:p text:style-name="Code2">+----+------+----+--------+</text:p>
      <text:p text:style-name="Code2">| <text:s/>1 | a <text:s text:c="3"/>| <text:s/>1 | xxx <text:s text:c="3"/>|</text:p>
      <text:p text:style-name="Code2">| <text:s/>2 | b <text:s text:c="3"/>| <text:s/>1 | xxx <text:s text:c="3"/>|</text:p>
      <text:p text:style-name="Code2">| <text:s/>3 | c <text:s text:c="3"/>| <text:s/>1 | xxx <text:s text:c="3"/>|</text:p>
      <text:p text:style-name="Code2">| <text:s/>1 | a <text:s text:c="3"/>| <text:s/>3 | yyy <text:s text:c="3"/>|</text:p>
      <text:p text:style-name="Code2">| <text:s/>2 | b <text:s text:c="3"/>| <text:s/>3 | yyy <text:s text:c="3"/>|</text:p>
      <text:p text:style-name="Code2">| <text:s/>3 | c <text:s text:c="3"/>| <text:s/>3 | yyy <text:s text:c="3"/>|</text:p>
      <text:p text:style-name="Code2">| <text:s/>1 | a <text:s text:c="3"/>| <text:s/>5 | zzz <text:s text:c="3"/>|</text:p>
      <text:p text:style-name="Code2">| <text:s/>2 | b <text:s text:c="3"/>| <text:s/>5 | zzz <text:s text:c="3"/>|</text:p>
      <text:p text:style-name="Code2">| <text:s/>3 | c <text:s text:c="3"/>| <text:s/>5 | zzz <text:s text:c="3"/>|</text:p>
      <text:p text:style-name="Code2">+----+------+----+--------+</text:p>
      <text:p text:style-name="P5"/>
      <text:p text:style-name="P5"><text:span text:style-name="code3">--&gt; INNER JOIN</text:span></text:p>
      <text:p text:style-name="Code2"><text:span text:style-name="code3">SELECT * FROM t1, t2 WHERE t1.no=t2.no;<text:tab/><text:tab/>/* methode 1 */</text:span></text:p>
      <text:p text:style-name="Code2"><text:span text:style-name="code3">SELECT * FROM t1 INNER JOIN t2 ON t1.no=t2.no;<text:tab/>/* methode 2 INNER JOIN */</text:span></text:p>
      <text:p text:style-name="Code2"><text:span text:style-name="code3">+----+------+----+--------+</text:span></text:p>
      <text:p text:style-name="Code2"><text:span text:style-name="code3">| no | nom <text:s/>| no | valeur |</text:span></text:p>
      <text:p text:style-name="Code2"><text:span text:style-name="code3">+----+------+----+--------+</text:span></text:p>
      <text:p text:style-name="Code2"><text:span text:style-name="code3">| <text:s/>1 | a <text:s text:c="3"/>| <text:s/>1 | xxx <text:s text:c="3"/>|</text:span></text:p>
      <text:p text:style-name="Code2"><text:span text:style-name="code3">| <text:s/>3 | c <text:s text:c="3"/>| <text:s/>3 | yyy <text:s text:c="3"/>|</text:span></text:p>
      <text:p text:style-name="Code2"><text:span text:style-name="code3">+----+------+----+--------+</text:span></text:p>
      <text:p text:style-name="P5"><text:span text:style-name="code3"/></text:p>
      <text:section text:style-name="Sect2" text:name="Section3">
        <text:p text:style-name="P5"><text:span text:style-name="code3">--&gt; LEFT JOIN</text:span></text:p>
        <text:p text:style-name="Code2"><text:span text:style-name="code3">SELECT * FROM t1 LEFT JOIN t2 ON t1.no=t2.no;</text:span></text:p>
        <text:p text:style-name="Code2"><text:span text:style-name="code3">+----+------+------+--------+</text:span></text:p>
        <text:p text:style-name="Code2"><text:span text:style-name="code3">| no | nom <text:s/>| no <text:s text:c="2"/>| valeur |</text:span></text:p>
        <text:p text:style-name="Code2"><text:span text:style-name="code3">+----+------+------+--------+</text:span></text:p>
        <text:p text:style-name="Code2"><text:span text:style-name="code3">| <text:s/>1 | a <text:s text:c="3"/>| <text:s text:c="3"/>1 | xxx <text:s text:c="3"/>|</text:span></text:p>
        <text:p text:style-name="Code2"><text:span text:style-name="code3">| <text:s/>2 | b <text:s text:c="3"/>| NULL | NULL <text:s text:c="2"/>|</text:span></text:p>
        <text:p text:style-name="Code2"><text:span text:style-name="code3">| <text:s/>3 | c <text:s text:c="3"/>| <text:s text:c="3"/>3 | yyy <text:s text:c="3"/>|</text:span></text:p>
        <text:p text:style-name="Code2"><text:span text:style-name="code3">+----+------+------+--------+</text:span></text:p>
        <text:p text:style-name="P5"/>
        <text:p text:style-name="P5"><text:span text:style-name="code3">--&gt; RIGHT JOIN</text:span></text:p>
        <text:p text:style-name="Code2">SELECT * FROM t1 RIGHT JOIN t2 ON t1.no=t2.no;</text:p>
        <text:p text:style-name="Code2">+------+------+----+--------+</text:p>
        <text:p text:style-name="Code2">| no <text:s text:c="2"/>| nom <text:s/>| no | valeur |</text:p>
        <text:p text:style-name="Code2">+------+------+----+--------+</text:p>
        <text:p text:style-name="Code2">| <text:s text:c="3"/>1 | a <text:s text:c="3"/>| <text:s/>1 | xxx <text:s text:c="3"/>|</text:p>
        <text:p text:style-name="Code2">| <text:s text:c="3"/>3 | c <text:s text:c="3"/>| <text:s/>3 | yyy <text:s text:c="3"/>|</text:p>
        <text:p text:style-name="Code2">| NULL | NULL | <text:s/>5 | zzz <text:s text:c="3"/>|</text:p>
        <text:p text:style-name="Code2">+------+------+----+--------+</text:p>
      </text:section>
      <text:p text:style-name="P5"/>
      <text:p text:style-name="P5"/>
      <text:p text:style-name="SousTitre2">TRANSACTIONS</text:p>
      <text:p text:style-name="P5">Une transaction assemble plusieurs étapes en une seule opération tout-ou-rien.</text:p>
      <text:p text:style-name="P5">Si un échec survient, alors aucune des étapes n'affecte la base de données.</text:p>
      <text:p text:style-name="P5"/>
      <text:p text:style-name="P5"><text:span text:style-name="code3">--&gt; BEGIN; ...; COMMIT;</text:span></text:p>
      <text:p text:style-name="P5">Une transaction est déclarée en entourant les commandes <text:span text:style-name="code3">SQL</text:span> par les clauses <text:span text:style-name="code3">BEGIN</text:span> et <text:span text:style-name="code3">COMMIT</text:span> (ou END).</text:p>
      <text:p text:style-name="P5"/>
      <text:p text:style-name="P5">Exemple -- une transaction bancaire</text:p>
      <text:p text:style-name="Code2"><text:tab/>BEGIN;</text:p>
      <text:p text:style-name="Code2"><text:tab/><text:tab/>UPDATE comptes </text:p>
      <text:p text:style-name="Code2"><text:tab/><text:tab/><text:tab/>SET balance = balance - 100.00 </text:p>
      <text:p text:style-name="Code2"><text:tab/><text:tab/><text:tab/>WHERE nom = 'Alice';</text:p>
      <text:p text:style-name="Code2"><text:tab/><text:tab/>UPDATE branches </text:p>
      <text:p text:style-name="Code2"><text:tab/><text:tab/><text:tab/>SET balance = balance -100.00 </text:p>
      <text:p text:style-name="Code2"><text:tab/><text:tab/><text:tab/>WHERE nom = (SELECT nom_branche FROM comptes WHERE nom = 'Alice');</text:p>
      <text:p text:style-name="Code2"><text:tab/><text:tab/>UPDATE comptes</text:p>
      <text:p text:style-name="Code2"><text:tab/><text:tab/><text:tab/>SET balance = balance + 100.00</text:p>
      <text:p text:style-name="Code2"><text:tab/><text:tab/><text:tab/>WHERE nom = 'Bob';</text:p>
      <text:p text:style-name="Code2"><text:tab/><text:tab/>UPDATE branches </text:p>
      <text:p text:style-name="Code2"><text:tab/><text:tab/><text:tab/>SET balance = balance + 100.00</text:p>
      <text:p text:style-name="Code2"><text:tab/><text:tab/><text:tab/>WHERE nom = (SELECT nom_branche FROM comptes WHERE nom = 'Bob');</text:p>
      <text:p text:style-name="Code2"><text:tab/>COMMIT;</text:p>
      <text:p text:style-name="P5"/>
      <text:p text:style-name="P5"><text:span text:style-name="code3">--&gt; ROLLBACK (annulation) et SAVEPOINT</text:span></text:p>
      <text:p text:style-name="P5">La commande <text:span text:style-name="code3">ROLLBACK</text:span> peut être utilisée à la place de <text:span text:style-name="code3">COMMIT</text:span> pour annuler la transaction.</text:p>
      <text:p text:style-name="P5"/>
      <text:p text:style-name="P5">Un groupe d'instructions entourées par <text:span text:style-name="code3">BEGIN</text:span> et <text:span text:style-name="code3">COMMIT</text:span> est parfois appelé bloc transactionnel.</text:p>
      <text:p text:style-name="P5"/>
      <text:p text:style-name="P5"><text:soft-page-break/>Il est possible d'augmenter la granularité du contrôle des instructions au sein d'une transaction en utilisant des points de retournement (<text:span text:style-name="code3">SAVEPOINT</text:span>).</text:p>
      <text:p text:style-name="P5"/>
      <text:p text:style-name="P5">Ceux-ci permettent d'annuler des parties de la transaction tout en validant le reste. Après avoir défini un point de retournement à l'aide de <text:span text:style-name="code3">SAVEPOINT</text:span>, les instructions exécutées depuis ce point peuvent, au besoin, être annulées avec <text:span text:style-name="code3">ROLLBACK TO</text:span>.</text:p>
      <text:p text:style-name="P5"/>
      <text:p text:style-name="P5">Exemple:</text:p>
      <text:p text:style-name="Code2"><text:tab/>BEGIN;</text:p>
      <text:p text:style-name="Code2"/>
      <text:p text:style-name="Code2"><text:tab/><text:tab/>UPDATE comptes</text:p>
      <text:p text:style-name="Code2"><text:tab/><text:tab/><text:tab/>SET balance = balance - 100.00</text:p>
      <text:p text:style-name="Code2"><text:tab/><text:tab/><text:tab/>WHERE nom = 'Alice';</text:p>
      <text:p text:style-name="Code2"/>
      <text:p text:style-name="Code2"><text:tab/><text:tab/>SAVEPOINT mon_pointdesauvegarde;</text:p>
      <text:p text:style-name="Code2"/>
      <text:p text:style-name="Code2"><text:tab/><text:tab/>UPDATE comptes</text:p>
      <text:p text:style-name="Code2"><text:tab/><text:tab/><text:tab/>SET balance = balance + 100.00</text:p>
      <text:p text:style-name="Code2"><text:tab/><text:tab/><text:tab/>WHERE nom = 'Bob';</text:p>
      <text:p text:style-name="Code2"/>
      <text:p text:style-name="Code2"><text:tab/><text:tab/>/* oops! Annulons à partir de mon SAVEPOINT </text:p>
      <text:p text:style-name="Code2"><text:tab/><text:tab/> * et créditons le compte de wally */</text:p>
      <text:p text:style-name="Code2"><text:tab/><text:tab/>ROLLBACK TO mon_pointdesauvegarde;</text:p>
      <text:p text:style-name="Code2"/>
      <text:p text:style-name="Code2"><text:tab/><text:tab/>UPDATE comptes</text:p>
      <text:p text:style-name="Code2"><text:tab/><text:tab/><text:tab/>SET balance = balance + 100.00</text:p>
      <text:p text:style-name="Code2"><text:tab/><text:tab/><text:tab/>WHERE nom = 'Wally';</text:p>
      <text:p text:style-name="Code2"/>
      <text:p text:style-name="Code2"><text:tab/>COMMIT;</text:p>
      <text:p text:style-name="P5"/>
      <text:p text:style-name="P5"/>
      <text:p text:style-name="SousTitre2">VUES</text:p>
      <text:p text:style-name="P9">Syntaxe:</text:p>
      <text:p text:style-name="Code2"><text:tab/>CREATE [ OR REPLACE ] VIEW &lt;nomVue&gt; AS &lt;requete&gt;;</text:p>
      <text:p text:style-name="Code2"><text:tab/>CREATE VIEW [IF NOT EXISTS ] &lt;nomVue&gt; AS &lt;requete&gt;;</text:p>
      <text:p text:style-name="P5"><text:tab/></text:p>
      <text:p text:style-name="P5">Les options:</text:p>
      <text:p text:style-name="P5"><text:tab/><text:span text:style-name="code3">OR REPLACE</text:span> : à utiliser si on veut remplacer une vue existante</text:p>
      <text:p text:style-name="P5"><text:tab/><text:span text:style-name="code3">IF NOT EXISTS</text:span> : la vue ne sera créée que si elle n'existe pas déjà</text:p>
      <text:p text:style-name="P5"><text:tab/></text:p>
      <text:p text:style-name="P5">A quoi servent les vues ?</text:p>
      <text:p text:style-name="P5">Les vues peuvent être utilisées pour différentes raisons. Elles permettent par exemple de :</text:p>
      <text:list xml:id="list4581661829486034307" text:style-name="L2">
        <text:list-item>
          <text:p text:style-name="P33">restreindre l'accès aux données confidentielles par type d'utilisateur</text:p>
        </text:list-item>
        <text:list-item>
          <text:p text:style-name="P33"><text:span text:style-name="T31">m</text:span>asquer la complexité du schéma</text:p>
        </text:list-item>
        <text:list-item>
          <text:p text:style-name="P33">mettre à jour automatiquement des données calculées ou d'aggrégations telles que <text:span text:style-name="code3">sum()</text:span>, <text:span text:style-name="code3">avg() max()</text:span>, etc.</text:p>
        </text:list-item>
      </text:list>
      <text:p text:style-name="P5"/>
      <text:p text:style-name="P5"/>
      <text:p text:style-name="SousTitre2">EXPRESSIONS CONDITIONNELLES</text:p>
      <text:p text:style-name="P5"><text:span text:style-name="code3">--&gt; CASE</text:span></text:p>
      <text:p text:style-name="P5">Syntaxe:</text:p>
      <text:p text:style-name="Code2"><text:tab/>CASE</text:p>
      <text:p text:style-name="Code2"><text:tab/><text:tab/>WHEN &lt;condition&gt; THEN &lt;action&gt; <text:s text:c="3"/><text:span text:style-name="T32">/* pas de virgule entre les WHEN */</text:span></text:p>
      <text:p text:style-name="Code2"><text:s text:c="6"/>[ WHEN ... ]</text:p>
      <text:p text:style-name="Code2"><text:tab/> <text:s/>[ ELSE &lt;action&gt; ]</text:p>
      <text:p text:style-name="Code2"><text:tab/>END;</text:p>
      <text:p text:style-name="P5"><text:tab/></text:p>
      <text:p text:style-name="P5">Exemple:</text:p>
      <text:section text:style-name="Sect2" text:name="Section4">
        <text:p text:style-name="P25">CREATE TABLE test (a int);</text:p>
        <text:p text:style-name="P25">INSERT INTO test (a) VALUES (1), (2), (3);</text:p>
        <text:p text:style-name="Code2"/>
        <text:p text:style-name="Code2">SELECT </text:p>
        <text:p text:style-name="Code2"><text:tab/>a, </text:p>
        <text:p text:style-name="Code2"><text:tab/>CASE</text:p>
        <text:p text:style-name="Code2"><text:tab/><text:tab/>WHEN a=1 THEN 'un'</text:p>
        <text:p text:style-name="Code2"><text:tab/><text:tab/>WHEN a=2 THEN 'deux'</text:p>
        <text:p text:style-name="Code2"><text:tab/><text:tab/>ELSE 'autres'</text:p>
        <text:p text:style-name="Code2"><text:tab/>END as description</text:p>
        <text:p text:style-name="Code2">FROM test;</text:p>
        <text:p text:style-name="Code2"/>
        <text:p text:style-name="P24"><text:span text:style-name="T23"><text:tab/>/* </text:span><text:span text:style-name="T24">RESULTAT:</text:span></text:p>
        <text:p text:style-name="P20"><text:tab/><text:tab/>+---+-------------+</text:p>
        <text:p text:style-name="P17"><text:tab/><text:tab/>| a | description |</text:p>
        <text:p text:style-name="P17"><text:tab/><text:tab/>+---+-------------+</text:p>
        <text:p text:style-name="P17"><text:tab/><text:tab/>| 1 | un <text:s text:c="9"/>|</text:p>
        <text:p text:style-name="P17"><text:tab/><text:tab/>| 2 | deux <text:s text:c="7"/>|</text:p>
        <text:p text:style-name="P17"><text:tab/><text:tab/>| 3 | autres <text:s text:c="5"/>|</text:p>
        <text:p text:style-name="P17"><text:tab/><text:tab/>+---+-------------+ */</text:p>
        <text:p text:style-name="P20"/>
      </text:section>
      <text:p text:style-name="P5"/>
      <text:p text:style-name="P5"><text:span text:style-name="code3">--&gt; COALESCE</text:span></text:p>
      <text:p text:style-name="P5">Syntaxe:</text:p>
      <text:p text:style-name="Code2"><text:tab/>COALESCE (valeur [, ...]);</text:p>
      <text:p text:style-name="P5"><text:tab/></text:p>
      <text:p text:style-name="P5">La fonction <text:span text:style-name="code3">COALESCE</text:span> renvoie le premier de ses arguments qui n'est pas nul. Une valeur <text:span text:style-name="code3">NULL</text:span> est renvoyée seulement si tous les arguments sont nuls.</text:p>
      <text:p text:style-name="P5"/>
      <text:p text:style-name="P5"><text:soft-page-break/><text:span text:style-name="code3">--&gt; NULLIF</text:span></text:p>
      <text:p text:style-name="P5">Syntaxe:</text:p>
      <text:p text:style-name="Code2"><text:tab/>NULLIF (valeur1, valeur2)</text:p>
      <text:p text:style-name="P5"/>
      <text:p text:style-name="P5">La fonction <text:span text:style-name="code3">NULLIF</text:span> renvoie une valeur <text:span text:style-name="code3">NULL</text:span> si valeur1 et valeur2 sont égales, sinon il renvoie valeur1.<text:tab/></text:p>
      <text:p text:style-name="P5"/>
      <text:p text:style-name="P5"><text:span text:style-name="code3">--&gt; GREATEST et LEAST</text:span></text:p>
      <text:p text:style-name="P5">Syntaxe:</text:p>
      <text:p text:style-name="Code2"><text:tab/>GREATEST (valeur [, ...]) <text:s text:c="2"/>/* Plus grand que */</text:p>
      <text:p text:style-name="Code2"><text:tab/>LEAST (valeur [, ...]) <text:s text:c="5"/>/* Au moins */</text:p>
      <text:p text:style-name="P5"/>
      <text:p text:style-name="P5">Les fonctions <text:span text:style-name="code3">GREATEST</text:span> et <text:span text:style-name="code3">LEAST</text:span> selectionnent respectivement la valeur la plus grande et la valeur la plus petite à partir d'une liste d'un certain nombre d'expressions</text:p>
      <text:p text:style-name="P5"/>
      <text:p text:style-name="P5"/>
      <text:p text:style-name="SousTitre2">CLAUSES <text:span text:style-name="code3">GROUP BY</text:span> ET <text:span text:style-name="code3">HAVING</text:span></text:p>
      <text:p text:style-name="P5"><text:span text:style-name="code3">--&gt; GROUP BY et HAVING</text:span></text:p>
      <text:p text:style-name="P5"><text:span text:style-name="code3">GROUP BY</text:span> permet de grouper les lignes d'enregistrement</text:p>
      <text:p text:style-name="P5"><text:span text:style-name="code3">HAVING</text:span> spécifie une condition à vérifier sur les lignes groupées</text:p>
      <text:p text:style-name="P5"/>
      <text:p text:style-name="P5">Exemple:</text:p>
      <text:section text:style-name="Sect2" text:name="Section5">
        <text:p text:style-name="Code2"><text:tab/>SELECT ville, max(t_basse)</text:p>
        <text:p text:style-name="Code2"><text:tab/>FROM temps</text:p>
        <text:p text:style-name="Code2"><text:tab/>GROUP BY ville;</text:p>
        <text:p text:style-name="Code2"/>
        <text:p text:style-name="P17"/>
        <text:p text:style-name="P17"/>
        <text:p text:style-name="Code2"/>
        <text:p text:style-name="Code2"><text:tab/>SELECT ville, max(t_basse)</text:p>
        <text:p text:style-name="Code2"><text:tab/>FROM temps</text:p>
        <text:p text:style-name="Code2"><text:tab/>GROUP BY ville</text:p>
        <text:p text:style-name="Code2"><text:tab/><text:tab/>HAVING max(t_basse) &lt; 40;</text:p>
        <text:p text:style-name="Code2"/>
        <text:p text:style-name="Code2"/>
        <text:p text:style-name="P20">/*<text:tab/>+---------------+-----+</text:p>
        <text:p text:style-name="P20"><text:tab/>| ville <text:s text:c="8"/>| max |</text:p>
        <text:p text:style-name="P20"><text:tab/>+---------------+-----+</text:p>
        <text:p text:style-name="P20"><text:tab/>| Hayward <text:s text:c="6"/>| <text:s/>37 | </text:p>
        <text:p text:style-name="P20"><text:tab/>| San Francisco | <text:s/>46 |</text:p>
        <text:p text:style-name="P20"><text:tab/>+---------------+-----+ */</text:p>
        <text:p text:style-name="Code2"/>
        <text:p text:style-name="P17">/* =&gt; GROUP BY ville HAVING max low temps &lt; 40</text:p>
        <text:p text:style-name="P17"><text:tab/>+---------------+-----+</text:p>
        <text:p text:style-name="P17"><text:tab/>| ville <text:s text:c="8"/>| max |</text:p>
        <text:p text:style-name="P17"><text:tab/>+---------------+-----+</text:p>
        <text:p text:style-name="P17"><text:tab/>| Hayward <text:s text:c="6"/>| <text:s/>37 | </text:p>
        <text:p text:style-name="P17"><text:tab/>+---------------+-----+ */</text:p>
      </text:section>
      <text:p text:style-name="P5"><text:tab/></text:p>
      <text:p text:style-name="P5"/>
      <text:p text:style-name="SousTitre2">COMBINER DES REQUETES</text:p>
      <text:p text:style-name="P5">Les résultats de deux requêtes peuvent être combinés en utilisant les opérations d'ensemble: union, intersection et différence.</text:p>
      <text:p text:style-name="P5"/>
      <text:p text:style-name="P5">Syntaxe:</text:p>
      <text:p text:style-name="Code2"><text:tab/>requete1 UNION [ ALL ] requete2</text:p>
      <text:p text:style-name="Code2"><text:tab/>requete1 INTERSECT [ ALL ] requete2</text:p>
      <text:p text:style-name="Code2"><text:tab/>requete1 EXCEPT [ ALL ] requete2</text:p>
      <text:p text:style-name="P5"><text:tab/></text:p>
      <text:p text:style-name="P5"><text:span text:style-name="code3">--&gt; UNION</text:span> </text:p>
      <text:p text:style-name="P5"><text:span text:style-name="code3"><text:span text:style-name="T33">UNION</text:span></text:span> elimine les lignes dupliquées du résultat, de la même façon que <text:span text:style-name="code3"><text:span text:style-name="T33">DISTINCT</text:span></text:span>, sauf si <text:span text:style-name="code3"><text:span text:style-name="T33">UNION</text:span></text:span> <text:span text:style-name="code3"><text:span text:style-name="T33">ALL</text:span></text:span> est utilisée. </text:p>
      <text:p text:style-name="P5"><text:tab/></text:p>
      <text:p text:style-name="P5"><text:span text:style-name="code3">--&gt; INTERSECT</text:span></text:p>
      <text:p text:style-name="P5"><text:span text:style-name="code3"><text:span text:style-name="T33">INTERSECT</text:span></text:span> renvoie toutes les lignes qui sont à la fois dans le résultat de <text:span text:style-name="code3"><text:span text:style-name="T33">requete1</text:span></text:span> ET dans le résultat de <text:span text:style-name="code3"><text:span text:style-name="T33">requete2</text:span></text:span>. Les lignes dupliquées sont éliminées sauf si <text:span text:style-name="code3"><text:span text:style-name="T33">INTERSECT</text:span></text:span> <text:span text:style-name="code3"><text:span text:style-name="T33">ALL</text:span></text:span> est utilisée.</text:p>
      <text:p text:style-name="P5"/>
      <text:p text:style-name="P5"><text:span text:style-name="code3"><text:span text:style-name="T33">--&gt;</text:span></text:span> <text:span text:style-name="code3"><text:span text:style-name="T33">EXCEPT</text:span></text:span></text:p>
      <text:p text:style-name="P5"><text:span text:style-name="code3"><text:span text:style-name="T33">EXCEPT</text:span></text:span> renvoie toutes les lignes qui sont dans le résultat de <text:span text:style-name="code3"><text:span text:style-name="T33">requete1</text:span></text:span> mais pas dans le résultat de <text:span text:style-name="code3"><text:span text:style-name="T33">requete2</text:span></text:span> (difference entre 2 requêtes). De nouveau, les lignes dupliquées sont éliminées sauf si <text:span text:style-name="code3"><text:span text:style-name="T33">EXCEPT</text:span></text:span> <text:span text:style-name="code3"><text:span text:style-name="T33">ALL</text:span></text:span> est utilisée.</text:p>
      <text:p text:style-name="P5"/>
      <text:p text:style-name="P5"/>
      <text:p text:style-name="SousTitre2">CREATION INDEX</text:p>
      <text:p text:style-name="P5">L'utilisation d'un index simplifie et accélère les opérations de recherche, de tri, de jointure ou d'agrégation effectuées par le SGBD.</text:p>
      <text:p text:style-name="P5"/>
      <text:p text:style-name="P5">Syntaxe:</text:p>
      <text:p text:style-name="Code2"><text:tab/>CREATE INDEX nomIndex</text:p>
      <text:p text:style-name="Code2"><text:tab/><text:tab/>ON nomTable(col1 [, col2] [, ...]);</text:p>
      <text:p text:style-name="P5"><text:tab/><text:tab/></text:p>
      <text:p text:style-name="P5">Exemple:</text:p>
      <text:p text:style-name="P5">-- Créer un index sur la colonne <text:span text:style-name="code3"><text:span text:style-name="T33">titre</text:span></text:span> dans la table <text:span text:style-name="code3"><text:span text:style-name="T33">films</text:span></text:span></text:p>
      <text:p text:style-name="Code2"><text:tab/>CREATE INDEX title_idx </text:p>
      <text:p text:style-name="Code2"><text:tab/><text:tab/>ON films(title);</text:p>
      <text:p text:style-name="P5"><text:tab/><text:tab/></text:p>
      <text:p text:style-name="P5">-- Supprimer un index créé:</text:p>
      <text:p text:style-name="Code2"><text:tab/>ALTER TABLE nomTable</text:p>
      <text:p text:style-name="Code2"><text:tab/><text:tab/>DROP INDEX nomIndex;</text:p>
      <text:p text:style-name="P5"/>
      <text:p text:style-name="P5"><text:soft-page-break/></text:p>
      <text:p text:style-name="SousTitre2">AJOUTER UNE CONTRAINTE</text:p>
      <text:p text:style-name="P5">-- Pour ajouter une contrainte, la syntaxe de contrainte de table est utilisée</text:p>
      <text:p text:style-name="Code2"><text:tab/>ALTER TABLE produits</text:p>
      <text:p text:style-name="Code2"><text:tab/><text:tab/>ADD CONSTRAINT nom_contrainte_unique </text:p>
      <text:p text:style-name="Code2"><text:tab/><text:tab/>UNIQUE (no_produit);</text:p>
      <text:p text:style-name="P5"><text:tab/></text:p>
      <text:p text:style-name="Code2"><text:tab/>ALTER TABLE produits </text:p>
      <text:p text:style-name="Code2"><text:tab/><text:tab/>ADD CONSTRAINT nom_contrainte_foreign_key </text:p>
      <text:p text:style-name="Code2"><text:tab/><text:tab/>FOREIGN KEY (id_group_produits) REFERENCES groupe_produits;</text:p>
      <text:p text:style-name="P5"/>
      <text:p text:style-name="P5">-- Pour enlever respectivement les contraintes:</text:p>
      <text:p text:style-name="Code2"><text:tab/>ALTER TABLE produits</text:p>
      <text:p text:style-name="Code2"><text:tab/><text:tab/>DROP INDEX nom_contrainte_unique;</text:p>
      <text:p text:style-name="Code2"><text:tab/>ALTER TABLE produits</text:p>
      <text:p text:style-name="Code2"><text:tab/><text:tab/>DROP FOREIGN KEY nom_contrainte_foreign_key;</text:p>
      <text:p text:style-name="P5"><text:tab/><text:tab/></text:p>
      <text:p text:style-name="P5">-- Pour ajouter une contrainte <text:span text:style-name="code3"><text:span text:style-name="T33">NOT NULL, </text:span></text:span>qui ne peut pas être écrite sous forme d'une contrainte de table:</text:p>
      <text:p text:style-name="Code2"><text:tab/>ALTER TABLE produits </text:p>
      <text:p text:style-name="Code2"><text:tab/><text:tab/>MODIFY no_produit VARCHAR(20) NOT NULL;</text:p>
      <text:p text:style-name="P5"><text:tab/><text:tab/></text:p>
      <text:p text:style-name="P5">-- Pour enlever cette même contrainte <text:span text:style-name="code3"><text:span text:style-name="T33">NOT NULL</text:span></text:span>:</text:p>
      <text:p text:style-name="Code2"><text:tab/>ALTER TABLE produit</text:p>
      <text:p text:style-name="Code2"><text:tab/><text:tab/>MODIFY no_produit VARCHAR(20) NULL;</text:p>
      <text:p text:style-name="P5"><text:tab/><text:tab/></text:p>
      <text:p text:style-name="P5">La contrainte étant immédiatement vérifiée, les données de la table doivent satisfaire la contrainte avant qu'elle ne soit ajoutée.</text:p>
      <text:p text:style-name="P5"/>
      <text:p text:style-name="P5"/>
      <text:p text:style-name="SousTitre2">SUPPRIMER UNE CONTRAINTE</text:p>
      <text:p text:style-name="P5">La suppression se fait par son si elle a été explicitement nommée. </text:p>
      <text:p text:style-name="P5">Dans le cas contraire, le système engendre et attribue un nom qu'il faut découvrir à partir de la commande S<text:span text:style-name="code3"><text:span text:style-name="T33">HOW CREATE TABLE &lt;nomTable&gt;</text:span></text:span></text:p>
      <text:p text:style-name="P5"/>
      <text:p text:style-name="P5">Syntaxe:</text:p>
      <text:p text:style-name="Code2"><text:tab/>ALTER TABLE nomTable</text:p>
      <text:p text:style-name="Code2"><text:tab/><text:tab/>DROP FOREIGN KEY nomContrainte;</text:p>
      <text:p text:style-name="P5"><text:tab/></text:p>
      <text:p text:style-name="P5">Exemple:</text:p>
      <text:p text:style-name="Code2"><text:tab/>ALTER TABLE commande</text:p>
      <text:p text:style-name="Code2"><text:tab/><text:tab/>DROP FOREIGN KEY commande_fki_client_id;</text:p>
      <text:p text:style-name="P5"/>
      <text:p text:style-name="P5"/>
      <text:p text:style-name="SousTitre2">MODIFIER LA VALEUR PAR DEFAUT D'UNE COLONNE</text:p>
      <text:p text:style-name="P5">-- Ajouter une valeur par defaut</text:p>
      <text:p text:style-name="P5">Syntaxe:</text:p>
      <text:p text:style-name="Code2"><text:tab/>ALTER TABLE nomTable</text:p>
      <text:p text:style-name="Code2"><text:tab/><text:tab/>ALTER COLUMN nomColonne</text:p>
      <text:p text:style-name="Code2"><text:tab/><text:tab/>SET DEFAULT valeur;</text:p>
      <text:p text:style-name="P5"/>
      <text:p text:style-name="P5">Exemple:</text:p>
      <text:p text:style-name="Code2"><text:tab/>ALTER TABLE produits</text:p>
      <text:p text:style-name="Code2"><text:tab/><text:tab/>ALTER COLUMN prix SET DEFAULT 7.77;</text:p>
      <text:p text:style-name="P5"><text:tab/><text:tab/></text:p>
      <text:p text:style-name="P5">-- Retirer toute valeur par defaut</text:p>
      <text:p text:style-name="P5">Syntaxe:</text:p>
      <text:p text:style-name="Code2"><text:tab/>ALTER TABLE nomTable</text:p>
      <text:p text:style-name="Code2"><text:tab/><text:tab/>ALTER COLUMN nomColonne</text:p>
      <text:p text:style-name="Code2"><text:tab/><text:tab/>DROP DEFAULT;</text:p>
      <text:p text:style-name="P5"><text:tab/><text:tab/></text:p>
      <text:p text:style-name="P5">Exemple:</text:p>
      <text:p text:style-name="Code2"><text:tab/>ALTER TABLE produits</text:p>
      <text:p text:style-name="Code2"><text:tab/><text:tab/>ALTER COLUMN prix DROP DEFAULT;</text:p>
      <text:p text:style-name="P5"/>
      <text:p text:style-name="P5"/>
      <text:p text:style-name="SousTitre2">MODIFIER LE TYPE DE DONNEE D'UNE COLONNE</text:p>
      <text:p text:style-name="P5">Syntaxe:</text:p>
      <text:p text:style-name="Code2"><text:tab/>ALTER TABLE nomTable </text:p>
      <text:p text:style-name="Code2"><text:tab/><text:tab/>MODIFY nomColonne type1 [type2 ...];</text:p>
      <text:p text:style-name="P5"><text:tab/></text:p>
      <text:p text:style-name="P5">Exemples:</text:p>
      <text:p text:style-name="Code2"><text:tab/>ALTER TABLE produits MODIFY prixUnitaire NUMERIC(10,2);</text:p>
      <text:p text:style-name="Code2"><text:tab/>ALTER TABLE client MODIFY nom VARCHAR(150) NOT NULL;</text:p>
      <text:p text:style-name="SousTitre2"><text:soft-page-break/>RENOMMER UNE COLONNE</text:p>
      <text:p text:style-name="P5">Syntaxe:</text:p>
      <text:p text:style-name="Code2"><text:tab/>ALTER TABLE nomTable </text:p>
      <text:p text:style-name="Code2"><text:tab/><text:tab/>CHANGE COLUMN nomColonne nouveauNomColonne &lt;type&gt;;</text:p>
      <text:p text:style-name="P5"><text:tab/><text:tab/></text:p>
      <text:p text:style-name="P5">Exemple:</text:p>
      <text:p text:style-name="Code2"><text:tab/>ALTER TABLE client</text:p>
      <text:p text:style-name="Code2"><text:tab/><text:tab/>CHANGE COLUMN nom nomClient VARCHAR(100);</text:p>
      <text:p text:style-name="P5"/>
      <text:p text:style-name="P5"/>
      <text:p text:style-name="SousTitre2">RENOMMER UNE TABLE:</text:p>
      <text:p text:style-name="P5">Syntaxe:</text:p>
      <text:p text:style-name="Code2"><text:tab/>ALTER TABLE nomTable </text:p>
      <text:p text:style-name="Code2"><text:tab/><text:tab/>RENAME TO nouveauNomTable;</text:p>
      <text:p text:style-name="P5"/>
      <text:p text:style-name="P5">Exemple:</text:p>
      <text:p text:style-name="Code2"><text:tab/><text:span text:style-name="T20">ALTER TABLE produits </text:span></text:p>
      <text:p text:style-name="Code2"><text:tab/><text:tab/>RENAME TO articles;</text:p>
      <text:p text:style-name="P5"/>
      <text:p text:style-name="P5"/>
      <text:p text:style-name="SousTitre2">AFFICHER LA REQUETE DE CREATION D'UNE TABLE</text:p>
      <text:p text:style-name="P5">Syntaxe:</text:p>
      <text:p text:style-name="Code2"><text:tab/>SHOW CREATE TABLE nomTable;</text:p>
      <text:p text:style-name="P5"><text:tab/></text:p>
      <text:p text:style-name="P5">Exemple:</text:p>
      <text:p text:style-name="Code2"><text:tab/>SHOW CREATE TABLE article;</text:p>
      <text:p text:style-name="Code2"/>
      <text:p text:style-name="P17">/* =&gt;</text:p>
      <text:p text:style-name="P17">+---------+------------------------------------------------------------+</text:p>
      <text:p text:style-name="P17">| Table <text:s text:c="2"/>| Create Table <text:s text:c="46"/>|</text:p>
      <text:p text:style-name="P17">+---------+------------------------------------------------------------+</text:p>
      <text:p text:style-name="P17">| article | CREATE TABLE `article` (</text:p>
      <text:p text:style-name="P17"><text:span text:style-name="T34">|</text:span> <text:s text:c="8"/><text:span text:style-name="T34">|</text:span> <text:s text:c="2"/>`id` int(11) NOT NULL AUTO_INCREMENT,</text:p>
      <text:p text:style-name="P18"><text:span text:style-name="T34">|</text:span> <text:s text:c="8"/><text:span text:style-name="T34">|</text:span> <text:s text:c="2"/>`numeroArticle` varchar(20) NOT NULL,</text:p>
      <text:p text:style-name="P18"><text:span text:style-name="T34">|</text:span> <text:s text:c="8"/><text:span text:style-name="T34">|</text:span> <text:s text:c="2"/>`designation` varchar(250) DEFAULT NULL,</text:p>
      <text:p text:style-name="P18"><text:span text:style-name="T34">|</text:span> <text:s text:c="8"/><text:span text:style-name="T34">|</text:span> <text:s text:c="2"/>`prixUnitaire` decimal(10,2) DEFAULT NULL,</text:p>
      <text:p text:style-name="P18"><text:span text:style-name="T34">|</text:span> <text:s text:c="8"/><text:span text:style-name="T34">|</text:span> <text:s text:c="2"/>`prixRevient` decimal(10,2) DEFAULT NULL,</text:p>
      <text:p text:style-name="P18"><text:span text:style-name="T34">|</text:span> <text:s text:c="8"/><text:span text:style-name="T34">|</text:span> <text:s text:c="2"/>PRIMARY KEY (`id`),</text:p>
      <text:p text:style-name="P18"><text:span text:style-name="T34">|</text:span> <text:s text:c="8"/><text:span text:style-name="T34">|</text:span> <text:s text:c="2"/>UNIQUE KEY `numeroArticle` (`numeroArticle`)</text:p>
      <text:p text:style-name="P18"><text:span text:style-name="T34">|</text:span> <text:s text:c="8"/><text:span text:style-name="T34">|</text:span> <text:s text:c="2"/>) ENGINE=InnoDB AUTO_INCREMENT=6 DEFAULT CHARSET=latin1 |</text:p>
      <text:p text:style-name="P17">+---------+-----------------------------------------------------------+</text:p>
      <text:p text:style-name="P17">*/</text:p>
      <text:p text:style-name="P5"/>
      <text:p text:style-name="P5"/>
      <text:p text:style-name="SousTitre2">AFFICHER LES CONTRAINTES A UNE TABLE</text:p>
      <text:p text:style-name="P5">Syntaxe:</text:p>
      <text:p text:style-name="Code2"><text:tab/>SELECT * </text:p>
      <text:p text:style-name="Code2"><text:tab/>FROM INFORMATION_SCHEMA.TABLE_CONSTRAINTS </text:p>
      <text:p text:style-name="Code2"><text:tab/>WHERE TABLE_NAME = 'nomTable';</text:p>
      <text:p text:style-name="P5"><text:tab/></text:p>
      <text:p text:style-name="P5">Exemple:</text:p>
      <text:p text:style-name="Code2"><text:tab/>SELECT * FROM INFORMATION_SCHEMA.TABLE_CONSTRAINTS</text:p>
      <text:p text:style-name="Code2"><text:tab/>WHERE TABLE_NAME = 'article';</text:p>
      <text:p text:style-name="P17">/* =&gt;</text:p>
      <text:p text:style-name="P19">+--------------------+-------------------+-----------------+--------------+------------+-----------------+</text:p>
      <text:p text:style-name="P19">| CONSTRAINT_CATALOG | CONSTRAINT_SCHEMA | CONSTRAINT_NAME | TABLE_SCHEMA | TABLE_NAME | CONSTRAINT_TYPE |</text:p>
      <text:p text:style-name="P19">+--------------------+-------------------+-----------------+--------------+------------+-----------------+</text:p>
      <text:p text:style-name="P19">| def <text:s text:c="15"/>| poecjava <text:s text:c="9"/>| PRIMARY <text:s text:c="8"/>| poecjava <text:s text:c="4"/>| article <text:s text:c="3"/>| PRIMARY KEY <text:s text:c="4"/>|</text:p>
      <text:p text:style-name="P19">| def <text:s text:c="15"/>| poecjava <text:s text:c="9"/>| numeroArticle <text:s text:c="2"/>| poecjava <text:s text:c="4"/>| article <text:s text:c="3"/>| UNIQUE <text:s text:c="9"/>|</text:p>
      <text:p text:style-name="P19">+--------------------+-------------------+-----------------+--------------+------------+-----------------+</text:p>
      <text:p text:style-name="P17">*/</text:p>
      <text:p text:style-name="P5"/>
      <text:p text:style-name="P5"/>
      <text:p text:style-name="SousTitre1">4. SAUVEGARDE ET RESTAURATION (p 50/78)</text:p>
      <text:p text:style-name="SousTitre2">SAUVEGARDES -- <text:span text:style-name="code3">mysqldump</text:span></text:p>
      <text:p text:style-name="P5">Le principe est de produire un fichier texte de commandes SQL appelé "fichier dump<text:note text:id="ftn2" text:note-class="footnote"><text:note-citation>2</text:note-citation><text:note-body><text:p text:style-name="Footnote"><text:s/><text:span text:style-name="T11">Dump</text:span><text:span text:style-name="T10">: anglais pour "dépôt". To dump - déposer / déverser / décharger</text:span></text:p></text:note-body></text:note> " à partir de la commande externe<text:note text:id="ftn3" text:note-class="footnote"><text:note-citation>3</text:note-citation><text:note-body><text:p text:style-name="P26"><text:s/><text:span text:style-name="T11">commande externe </text:span><text:span text:style-name="T10">= invite de commande MS-DOS (cmd.exe), par opposition à invite de commande mysql (lancer mysql.exe depuis cmd.exe)</text:span></text:p></text:note-body></text:note> <text:span text:style-name="code3">mysqldump</text:span></text:p>
      <text:p text:style-name="P5"/>
      <text:p text:style-name="P5">L'usage basique est:</text:p>
      <text:p text:style-name="Code2"><text:tab/>$ mysqldump -u nomUtilisateur [options] base_de_donnée &gt; fichier_de_sortie</text:p>
      <text:p text:style-name="P5"><text:soft-page-break/></text:p>
      <text:p text:style-name="P5">Les options de <text:span text:style-name="code3">mysqldump</text:span> sont (les plus utilisées):</text:p>
      <text:p text:style-name="Code2"><text:tab/><text:span text:style-name="code3">--all-databases<text:tab/><text:tab/></text:span><text:span text:style-name="T35">selectionne toutes les bdd existantes</text:span></text:p>
      <text:p text:style-name="Code2"><text:tab/><text:span text:style-name="code3">--database bd1 bd2</text:span><text:tab/><text:span text:style-name="T35">selectionne les bdd bd1 bd2 etc.</text:span></text:p>
      <text:p text:style-name="Code2"><text:tab/><text:span text:style-name="code3">-d</text:span> <text:tab/><text:tab/><text:tab/><text:tab/><text:tab/><text:span text:style-name="T37">p</text:span><text:span text:style-name="T35">ermet de ne tenir compte que des structures des tables de la bdd</text:span></text:p>
      <text:p text:style-name="P5"><text:tab/></text:p>
      <text:p text:style-name="P5">Exemple:</text:p>
      <text:p text:style-name="P21"><text:tab/>-- Sauvegarder la bdd maBoutique situé dans le répertoire <text:a xlink:type="simple" xlink:href="file:///C:/Test" text:style-name="Internet_20_link" text:visited-style-name="Visited_20_Internet_20_Link">C:\Test</text:a></text:p>
      <text:p text:style-name="P21"/>
      <text:p text:style-name="P21"><text:tab/>-- Données + structures</text:p>
      <text:p text:style-name="Code2"><text:tab/>$ mysqldump -u root maBoutique &gt; c:\test\maBoutique_dump.sql</text:p>
      <text:p text:style-name="Code2"/>
      <text:p text:style-name="P21"><text:tab/>-- Structure seulement</text:p>
      <text:p text:style-name="Code2"><text:tab/>$ mysqldump -u root -d maBoutique &gt; c:\test\maBoutique_structure.sql</text:p>
      <text:p text:style-name="P5"><text:tab/></text:p>
      <text:p text:style-name="P5">Quelques exemples avec les options:</text:p>
      <text:p text:style-name="Code2"><text:tab/><text:span text:style-name="T35">-- Sauvegarder toutes les bases de données</text:span></text:p>
      <text:p text:style-name="Code2"><text:tab/>$ mysqldump --user=nomUser --password=monPassword --all-databases &gt; fichier_destination.sql</text:p>
      <text:p text:style-name="Code2"/>
      <text:p text:style-name="P21"><text:tab/>-- Sauvegarder une base de données précise</text:p>
      <text:p text:style-name="Code2"><text:tab/>$ mysqldump --user=nomUser --password=monPassword --databases nomBDD &gt; fichier_destination.sql</text:p>
      <text:p text:style-name="Code2"/>
      <text:p text:style-name="P21"><text:tab/>-- Sauvegarder plusieurs base de données</text:p>
      <text:p text:style-name="Code2"><text:tab/>$ mysqldump --user=nomUser --password=monPassword --databases nomBDD1 nomBDD2 &gt; fichier_destination.sql</text:p>
      <text:p text:style-name="Code2"/>
      <text:p text:style-name="P21"><text:tab/>-- Sauvegarder une table en particulier</text:p>
      <text:p text:style-name="Code2"><text:tab/>$ mysqldump --user=nomUser --password=monPassword --databases nomBDD --tables nomTable &gt; fichier_destination.sql</text:p>
      <text:p text:style-name="Code2"/>
      <text:p text:style-name="P21"><text:tab/>-- Sauvegarder plusieurs tables</text:p>
      <text:p text:style-name="Code2"><text:tab/>$ mysqldump --user=nomUser --password=monPassword --databases nomBDD --tables nomTable1 nomTable2 &gt; fichier_destination.sql</text:p>
      <text:p text:style-name="P5"><text:tab/></text:p>
      <text:p text:style-name="P5"><text:tab/></text:p>
      <text:p text:style-name="SousTitre2">SAUVEGARDE AUTOMATIQUE DE BDD EN WINDOWS</text:p>
      <text:p text:style-name="P5">Pour se faire, mettre dans une commande batch (fichier avec extension <text:span text:style-name="code3">.bat</text:span>) les différentes lignes de commande suivantes (exemple <text:span text:style-name="code3">c:\sauvegardeSQL.bat</text:span>)</text:p>
      <text:p text:style-name="P5"/>
      <text:p text:style-name="P23">REM Sauvegarde automatique de base de donnees <text:span text:style-name="T39">dans un script .bat</text:span></text:p>
      <text:p text:style-name="Code2">SET JOUR=%date:~-10,2%</text:p>
      <text:p text:style-name="Code2">SET ANNEE=%date:~-4%</text:p>
      <text:p text:style-name="Code2">SET MOIS=%date:~-7,2%</text:p>
      <text:p text:style-name="Code2">SET HEURE=%time:~0,2%</text:p>
      <text:p text:style-name="Code2">SET MINUTE=%time:~3,2</text:p>
      <text:p text:style-name="Code2">SET SECONDE=%time:~-5,2%</text:p>
      <text:p text:style-name="Code2">SET REPERTOIR=C:\SauvegardeMysql</text:p>
      <text:p text:style-name="Code2">SET FICHIER=%REPERTOIR%\Sauvegarde_du_%JOUR%_%MOIS%_%ANNEE%_a_%HEURE%h%MINUTE%mn.sql</text:p>
      <text:p text:style-name="Code2">IF NOT EXIST %REPERTOIR% md %REPERTOIR%</text:p>
      <text:p text:style-name="Code2">mysqldump -u nomUtilisateur <text:span text:style-name="T32">-p</text:span>password maBDD &gt; "%FICHIER%"</text:p>
      <text:p text:style-name="P5"/>
      <text:p text:style-name="P5">Remarque<text:span text:style-name="T38">s</text:span></text:p>
      <text:list xml:id="list6940771915421663444" text:style-name="L3">
        <text:list-item>
          <text:p text:style-name="P34">Les guillemets sur la variable <text:span text:style-name="code3">FICHIER</text:span> nous permet d'accepter les espaces dans le nom du fichier de sauvegarde.</text:p>
        </text:list-item>
        <text:list-item>
          <text:p text:style-name="P34">Utilisez le Planificateur de Tâches de Windows pour l'automatisation.</text:p>
        </text:list-item>
        <text:list-item>
          <text:p text:style-name="P34">Un exemple de fichier résultat: <text:span text:style-name="code3">Sauvegarde_du_03_01_2014_a_16h27mn.sql</text:span></text:p>
        </text:list-item>
      </text:list>
      <text:p text:style-name="P5"/>
      <text:p text:style-name="P5"/>
      <text:p text:style-name="SousTitre2">SAUVEGARDE AUTOMATIQUE DE BDD SOUS LINUX</text:p>
      <text:p text:style-name="P5">Mettre le script suivant dans un fichier portant l'extension <text:span text:style-name="code3">.sh</text:span></text:p>
      <text:p text:style-name="P5"/>
      <text:p text:style-name="Code2">#! /bin/bash</text:p>
      <text:p text:style-name="P22"># <text:span text:style-name="T35">Script qui dump la bdd pour sauvegarde</text:span></text:p>
      <text:p text:style-name="Code2">bdd=mabasededonnee</text:p>
      <text:p text:style-name="Code2">hm=$(date +%X)</text:p>
      <text:p text:style-name="Code2">h=${hm:0:2}</text:p>
      <text:p text:style-name="Code2">m=${hm:3:2}</text:p>
      <text:p text:style-name="Code2">fichier=${bdd}_$(date +%Y%m%d)_${h}h${m}.sql</text:p>
      <text:p text:style-name="Code2">mysqldump -u root -ppassword mabasededonnee &gt; $fichier</text:p>
      <text:p text:style-name="P5"/>
      <text:p text:style-name="P5">Rendre le fichier executable:</text:p>
      <text:p text:style-name="Code2">$ chmod +x monFichier</text:p>
      <text:p text:style-name="P5"/>
      <text:p text:style-name="P5">Remarque:</text:p>
      <text:p text:style-name="P7">Utiliser le planificateur de taches <text:span text:style-name="code3">gnome-schedule</text:span> pour l'automatisation. </text:p>
      <text:p text:style-name="P7">Exemple de fichier resultat: <text:span text:style-name="code3">mabasededonnee_20180509_22h18.sql</text:span></text:p>
      <text:p text:style-name="P5"/>
      <text:p text:style-name="P5"><text:soft-page-break/></text:p>
      <text:p text:style-name="SousTitre2">RESTAURATIONS</text:p>
      <text:p text:style-name="P5">Les fichiers crees par <text:span text:style-name="code3">mysqldump</text:span> peuvent etre lus par le programme <text:span text:style-name="code3">mysql.</text:span> La syntaxe generale d'une commande de restauration est :</text:p>
      <text:p text:style-name="Code2">$ mysql -u nomUtilisateur maBDD &lt; fichier_d_entree</text:p>
      <text:p text:style-name="P5">où le <text:span text:style-name="code3">fichier_d_entree</text:span> est le fichier en sortie de la commande <text:span text:style-name="code3">mysqldump</text:span>. L<text:span text:style-name="T40">a</text:span> base de donnees <text:span text:style-name="code3">maBDD</text:span> n'est pas creee par cette commande. Elle doit etre creee avant d'executer <text:span text:style-name="code3">mysql</text:span>.</text:p>
      <text:p text:style-name="P5"/>
      <text:p text:style-name="P5">Exemple:</text:p>
      <text:p text:style-name="Code2">$ mysql -u root maBoutique1 &lt; c:\test\maBoutiqueDump.sql</text:p>
      <text:p text:style-name="P10">(<text:span text:style-name="code3">maBoutique1</text:span> est deja creee avant le lancement de la commande)</text:p>
      <text:p text:style-name="P10"/>
      <text:p text:style-name="P5"/>
      <text:p text:style-name="SousTitre1">5. GERER LES UTILISATEURS ET LEURS DROITS * <text:s/>(p 56/78)</text:p>
      <text:p text:style-name="SousTitre2">INTRODUCTION</text:p>
      <text:p text:style-name="P5">Il existe deux phases lors d'un controle d'acces:</text:p>
      <text:list xml:id="list5804684068952371588" text:style-name="L4">
        <text:list-item>
          <text:p text:style-name="P35">la connection au serveur</text:p>
        </text:list-item>
        <text:list-item>
          <text:p text:style-name="P35">la verification des privileges</text:p>
        </text:list-item>
      </text:list>
      <text:p text:style-name="P5"/>
      <text:p text:style-name="P5">L'ensemble des informations relatives a la gestion des utilisateurs est stocke dans une base de donnees nommee <text:span text:style-name="code3">mysql</text:span>. <text:span text:style-name="T41">C'</text:span>est l'une des bases creees automatiquement lors de l'installation de MySQL. Nous pouvons y ajouter, modifier et supprimer des donnees, de 2 manieres differentes:</text:p>
      <text:p text:style-name="P5"/>
      <text:list xml:id="list8504256096969382587" text:style-name="L5">
        <text:list-item>
          <text:p text:style-name="P36">- en modifiant directement le contenu des tables avec les ordres "classiques" (I<text:span text:style-name="code3">NSERT, UPDATE, DELETE</text:span>) <text:s/><text:span text:style-name="T41">– </text:span><text:span text:style-name="T32">METHODE TRES DELICATE -- DECONSEILLEE</text:span></text:p>
          <text:p text:style-name="P36"/>
        </text:list-item>
        <text:list-item>
          <text:p text:style-name="P36">- en utilisant les ordres <text:span text:style-name="T22">DCL (Data Control Language)</text:span> de MySQL comme <text:span text:style-name="code3">CREATE USER, SET PASSWORD, GRANT, REVOKE</text:span>. C'est la methode conseillee.</text:p>
        </text:list-item>
      </text:list>
      <text:p text:style-name="P5"/>
      <text:p text:style-name="P5">Pour vous connecter a un serveur MySQL, vous devez disposer d'un nom d'utilisateur et du mot de passe associe.</text:p>
      <text:p text:style-name="P5"/>
      <text:p text:style-name="P5">Syntaxe:</text:p>
      <text:p text:style-name="Code2">$ mysql [-n nomHote] [-u nomUtilisateur] [-pVotreMotDePasse]</text:p>
      <text:p text:style-name="P5"/>
      <text:p text:style-name="P5">La liste des utilisateurs, ainsi que leur eventuel mot de passe, correspond au contenu de la table <text:span text:style-name="code3">user</text:span> de la base <text:span text:style-name="code3">mysql</text:span>.</text:p>
      <text:p text:style-name="P5"/>
      <text:p text:style-name="P5"/>
      <text:p text:style-name="SousTitre2">NOTION DE COMPTE UTILISATEUR</text:p>
      <text:p text:style-name="P5">Si la plupart des SGBD caracterisent un compte par son nom d'utilisateur (<text:span text:style-name="code3">login</text:span>), MySQL prend en consideration un parametre supplementaire: le nom (ou l'adresse IP) de la machine depuis laquelle l'utilisateur essaie de se connecter (appelee "hote").</text:p>
      <text:p text:style-name="P5"/>
      <text:p text:style-name="P5">Un compte utilisateur est donc l'association entre le nom utilisateur et l'hote de cet utilisateur.</text:p>
      <text:p text:style-name="P5"/>
      <text:p text:style-name="P5">Ainsi, vous pouvez avoir par exemple:</text:p>
      <text:list xml:id="list3922830479379606374" text:style-name="L6">
        <text:list-item>
          <text:p text:style-name="P37"><text:span text:style-name="code3">root@localhost</text:span> : le super administrateur travaillant directement sur le serveur</text:p>
        </text:list-item>
        <text:list-item>
          <text:p text:style-name="P37"><text:span text:style-name="code3">root@provider.com</text:span> : le super administrateur travaillant chez lui, avec sa connexion Internet.</text:p>
        </text:list-item>
      </text:list>
      <text:p text:style-name="P5"/>
      <text:p text:style-name="P5"/>
      <text:p text:style-name="SousTitre2">LES DROITS D'ACCES DANS MYSQL</text:p>
      <text:p text:style-name="P5">La base de donnees <text:span text:style-name="code3">mysql</text:span> est</text:p>
      <text:list xml:id="list1048088928577601219" text:style-name="L7">
        <text:list-item>
          <text:p text:style-name="P38">creee automatiquement a l'installation</text:p>
        </text:list-item>
        <text:list-item>
          <text:p text:style-name="P38">la base qui gere les utilisateurs et leurs privileges d'acces sur l'ensemble des bases de donnees, y compris <text:span text:style-name="code3">mysql</text:span> elle-meme.</text:p>
        </text:list-item>
      </text:list>
      <text:p text:style-name="P5"/>
      <text:p text:style-name="P5">"<text:span text:style-name="code3">root</text:span>" est l'utilisateur privilegie qui est en charge d'administrer la base <text:span text:style-name="code3">mysql</text:span>. C'est donc le seul initialement qui pourra ajouter des utilisateurs et modifier leurs droits.</text:p>
      <text:p text:style-name="P5"/>
      <text:p text:style-name="P5">Comme toutes les autres bases, <text:span text:style-name="code3">mysql</text:span> constituee de plusieurs tables.</text:p>
      <text:p text:style-name="P5">Nous allons decrire les 3 plus importantes a savoir:</text:p>
      <text:list xml:id="list8993530762652193134" text:style-name="L8">
        <text:list-item>
          <text:p text:style-name="P39">table <text:span text:style-name="code3">USER</text:span></text:p>
        </text:list-item>
        <text:list-item>
          <text:p text:style-name="P39"><text:span text:style-name="T42">t</text:span>able <text:span text:style-name="code3">DB</text:span></text:p>
        </text:list-item>
        <text:list-item>
          <text:p text:style-name="P39">table <text:span text:style-name="code3">HOST</text:span></text:p>
        </text:list-item>
      </text:list>
      <text:p text:style-name="P5"/>
      <text:p text:style-name="P5"/>
      <text:p text:style-name="SousTitre2"><text:span text:style-name="T42">1. </text:span>LA TABLE USER</text:p>
      <text:p text:style-name="P5">La table <text:span text:style-name="code3">user</text:span> recense tous les utilisateurs. Elle <text:span text:style-name="T22">contient les privileges de chacun </text:span>d'entre eux. En pratique, les privileges les plus importants sont reserves a un administrateur de la base.</text:p>
      <text:p text:style-name="P5"/>
      <text:p text:style-name="Code2"><text:soft-page-break/>+---------------+--------+------------------------------------------------+</text:p>
      <text:p text:style-name="Code2">| Attribut <text:s text:c="5"/>| Valeur | Fonction</text:p>
      <text:p text:style-name="Code2">+---------------+--------+------------------------------------------------+</text:p>
      <text:p text:style-name="Code2">| Host <text:s text:c="9"/>| host <text:s text:c="2"/>| serveur sur lequel mysql tourne (localhost)</text:p>
      <text:p text:style-name="Code2">| User <text:s text:c="9"/>| user <text:s text:c="2"/>| login mysql de l'utilisateur</text:p>
      <text:p text:style-name="Code2">| Password <text:s text:c="5"/>| pass <text:s text:c="2"/>| mot de passe mysql (crypte) de l'utilisateur</text:p>
      <text:p text:style-name="Code2">| Select_priv <text:s text:c="2"/>| y/n <text:s text:c="3"/>| selection</text:p>
      <text:p text:style-name="Code2">| Insert_priv <text:s text:c="2"/>| y/n <text:s text:c="3"/>| insertion</text:p>
      <text:p text:style-name="Code2">| Update_priv <text:s text:c="2"/>| y/n <text:s text:c="3"/>| modification (de valeur)</text:p>
      <text:p text:style-name="Code2">| Delete_priv <text:s text:c="2"/>| y/n <text:s text:c="3"/>| effacement</text:p>
      <text:p text:style-name="Code2">| Index_priv <text:s text:c="3"/>| y/n <text:s text:c="3"/>| indexation</text:p>
      <text:p text:style-name="Code2">| Alter_priv <text:s text:c="3"/>| y/n <text:s text:c="3"/>| modification (de table ou de champs)</text:p>
      <text:p text:style-name="Code2">| Create_priv <text:s text:c="2"/>| y/n <text:s text:c="3"/>| creation</text:p>
      <text:p text:style-name="Code2">| Drop_priv <text:s text:c="4"/>| y/n <text:s text:c="3"/>| suppression</text:p>
      <text:p text:style-name="Code2">| Grant_priv <text:s text:c="3"/>| y/n <text:s text:c="3"/>| permission</text:p>
      <text:p text:style-name="Code2">| Reload_priv <text:s text:c="2"/>| y/n <text:s text:c="3"/>| relancer mysql</text:p>
      <text:p text:style-name="Code2">| Shutdown_priv | y/n <text:s text:c="3"/>| arreter mysql</text:p>
      <text:p text:style-name="Code2">| Process_priv <text:s/>| y/n <text:s text:c="3"/>| processus</text:p>
      <text:p text:style-name="Code2">| File_priv <text:s text:c="4"/>| y/n <text:s text:c="3"/>| lecture et ecriture de fichier (import/export)</text:p>
      <text:p text:style-name="Code2">+---------------+--------+------------------------------------------------+</text:p>
      <text:p text:style-name="P5"/>
      <text:p text:style-name="P5"/>
      <text:p text:style-name="SousTitre2"><text:span text:style-name="T42">2. </text:span>LA TABLE DB</text:p>
      <text:p text:style-name="P5">La table <text:span text:style-name="code3">db</text:span> permet de lier un utilisateur a une ou plusieurs bases. C'est dans cette table que l'on peut <text:span text:style-name="T22">donner des privileges a un utilisateur.</text:span></text:p>
      <text:p text:style-name="P5"/>
      <text:p text:style-name="Code2">+---------------+--------+------------------------------------------------+</text:p>
      <text:p text:style-name="Code2">| Attribut <text:s text:c="5"/>| Valeur | Fonction</text:p>
      <text:p text:style-name="Code2">+---------------+--------+------------------------------------------------+</text:p>
      <text:p text:style-name="Code2">| Host <text:s text:c="9"/>| host <text:s text:c="2"/>| serveur sur lequel mysql tourne (localhost)</text:p>
      <text:p text:style-name="Code2">| Db <text:s text:c="11"/>| db <text:s text:c="4"/>| base de donnees</text:p>
      <text:p text:style-name="Code2">| User <text:s text:c="9"/>| user <text:s text:c="2"/>| login mysql de l'utilisateur</text:p>
      <text:p text:style-name="Code2">| Select_priv <text:s text:c="2"/>| y/n <text:s text:c="3"/>| selection</text:p>
      <text:p text:style-name="Code2">| Insert_priv <text:s text:c="2"/>| y/n <text:s text:c="3"/>| insertion</text:p>
      <text:p text:style-name="Code2">| Update_priv <text:s text:c="2"/>| y/n <text:s text:c="3"/>| modification (de valeur)</text:p>
      <text:p text:style-name="Code2">| Delete_priv <text:s text:c="2"/>| y/n <text:s text:c="3"/>| effacement</text:p>
      <text:p text:style-name="Code2">| Index_priv <text:s text:c="3"/>| y/n <text:s text:c="3"/>| indexation</text:p>
      <text:p text:style-name="Code2">| Alter_priv <text:s text:c="3"/>| y/n <text:s text:c="3"/>| modification (de table ou de champs)</text:p>
      <text:p text:style-name="Code2">| Create_priv <text:s text:c="2"/>| y/n <text:s text:c="3"/>| creation</text:p>
      <text:p text:style-name="Code2">| Drop_priv <text:s text:c="4"/>| y/n <text:s text:c="3"/>| suppression</text:p>
      <text:p text:style-name="Code2">| Grant_priv <text:s text:c="3"/>| y/n <text:s text:c="3"/>| permission</text:p>
      <text:p text:style-name="Code2">+---------------+--------+------------------------------------------------+</text:p>
      <text:p text:style-name="P5"/>
      <text:p text:style-name="P5"/>
      <text:p text:style-name="SousTitre2"><text:span text:style-name="T42">3. </text:span>LA TABLE HOST</text:p>
      <text:p text:style-name="P5">La table <text:span text:style-name="code3">host</text:span> permet de lier un hote a une base de donnees.</text:p>
      <text:p text:style-name="P5">Cette table permet de <text:span text:style-name="T22">gerer les privileges non pas par utilisateur mais par machine</text:span>.</text:p>
      <text:p text:style-name="P5"/>
      <text:p text:style-name="Code2">+---------------+--------+------------------------------------------------+</text:p>
      <text:p text:style-name="Code2">| Attribut <text:s text:c="5"/>| Valeur | Fonction</text:p>
      <text:p text:style-name="Code2">+---------------+--------+------------------------------------------------+</text:p>
      <text:p text:style-name="Code2">| Host <text:s text:c="9"/>| host <text:s text:c="2"/>| serveur sur lequel mysql tourne (localhost)</text:p>
      <text:p text:style-name="Code2">| Db <text:s text:c="11"/>| db <text:s text:c="4"/>| base de donnees</text:p>
      <text:p text:style-name="Code2">| Select_priv <text:s text:c="2"/>| y/n <text:s text:c="3"/>| selection</text:p>
      <text:p text:style-name="Code2">| Insert_priv <text:s text:c="2"/>| y/n <text:s text:c="3"/>| insertion</text:p>
      <text:p text:style-name="Code2">| Update_priv <text:s text:c="2"/>| y/n <text:s text:c="3"/>| modification (de valeur)</text:p>
      <text:p text:style-name="Code2">| Delete_priv <text:s text:c="2"/>| y/n <text:s text:c="3"/>| effacement</text:p>
      <text:p text:style-name="Code2">| Index_priv <text:s text:c="3"/>| y/n <text:s text:c="3"/>| indexation</text:p>
      <text:p text:style-name="Code2">| Alter_priv <text:s text:c="3"/>| y/n <text:s text:c="3"/>| modification (de table ou de champs)</text:p>
      <text:p text:style-name="Code2">| Create_priv <text:s text:c="2"/>| y/n <text:s text:c="3"/>| creation</text:p>
      <text:p text:style-name="Code2">| Drop_priv <text:s text:c="4"/>| y/n <text:s text:c="3"/>| suppression</text:p>
      <text:p text:style-name="Code2">| Grant_priv <text:s text:c="3"/>| y/n <text:s text:c="3"/>| permission</text:p>
      <text:p text:style-name="Code2">+---------------+--------+------------------------------------------------+</text:p>
      <text:p text:style-name="P5"/>
      <text:p text:style-name="P5"/>
      <text:p text:style-name="SousTitre2">GESTION DES DROITS D'ACCES: Manipulation des tables de la base mysql</text:p>
      <text:p text:style-name="P5">Donner des droits d'acces aux utilisateurs peut etre fait:</text:p>
      <text:list xml:id="list778913800405503475" text:style-name="L9">
        <text:list-item>
          <text:p text:style-name="P40">- en utilisant directement des requetes <text:span text:style-name="code3">INSERT</text:span></text:p>
        </text:list-item>
        <text:list-item>
          <text:p text:style-name="P40">- puis en demandant au serveur de recharger les tables de droits en utilisant la commande <text:span text:style-name="code3">FLUSH PRIVILEGES</text:span>.</text:p>
        </text:list-item>
      </text:list>
      <text:p text:style-name="P5"/>
      <text:p text:style-name="P5">Exemple:</text:p>
      <text:p text:style-name="Code2">-- <text:span text:style-name="T35">ajouter un utilisateur "toto" et lui donner acces uniquement a la base "donnees_de_toto"</text:span></text:p>
      <text:p text:style-name="Code2"/>
      <text:p text:style-name="Code2">INSERT INTO user (host, user, password)</text:p>
      <text:p text:style-name="Code2"><text:s text:c="3"/>VALUES ('localhost', 'toto', PASSWORD('toto_pass'));</text:p>
      <text:p text:style-name="Code2"/>
      <text:p text:style-name="Code2"><text:soft-page-break/>INSERT INTO db (host, user, db, Select_priv, Insert_priv, Update_priv, Delete_priv, Create_priv, Index_priv, Alter_priv)</text:p>
      <text:p text:style-name="Code2"><text:s text:c="3"/>VALUES ('localhost', 'toto', 'donnees_de_toto', 'Y','Y','Y','Y','Y','Y','Y');</text:p>
      <text:p text:style-name="Code2"/>
      <text:p text:style-name="Code2">FLUSH PRIVILEGES;</text:p>
      <text:p text:style-name="P5"/>
      <text:p text:style-name="P5">N'oulbiez pas que le mot de passe doit être encrypté !!</text:p>
      <text:p text:style-name="P5">Il est généré à l'aide de la fonction <text:span text:style-name="code3">PASSWORD()</text:span> de <text:span text:style-name="code3">mysql</text:span>.</text:p>
      <text:p text:style-name="P5"/>
      <text:p text:style-name="P5">Pour le changer:</text:p>
      <text:p text:style-name="Code2"><text:tab/>UPDATE user </text:p>
      <text:p text:style-name="Code2"><text:tab/><text:tab/>SET password=PASSWORD('nouveau_mdp')</text:p>
      <text:p text:style-name="Code2"><text:tab/><text:tab/>WHERE user='toto';</text:p>
      <text:p text:style-name="P5"><text:tab/><text:tab/></text:p>
      <text:p text:style-name="SousTitre2">AFFICHER TOUS LES UTILISATEURS DU SERVEUR MYSQL</text:p>
      <text:p text:style-name="Code2">SELECT user, host FROM mysql.user;</text:p>
      <text:p text:style-name="P5"/>
      <text:p text:style-name="P5">???????? <text:span text:style-name="T42">manque rien ?</text:span></text:p>
      <text:p text:style-name="P5"/>
      <text:p text:style-name="SousTitre2">GESTION DES DROITS D'ACCES: Utilisation des ordres DCL (Data Control Language)</text:p>
      <text:p text:style-name="P5">Donner des droits d'accès aux utilisateurs en utilisant les ordres DCL se déroule en 2 étapes:</text:p>
      <text:list xml:id="list4789726710409331633" text:style-name="L10">
        <text:list-item>
          <text:p text:style-name="P41"><text:span text:style-name="T43">C</text:span>réation de l'utilisateur</text:p>
        </text:list-item>
        <text:list-item>
          <text:p text:style-name="P41">Assignation des privilèges</text:p>
          <text:p text:style-name="P41"/>
        </text:list-item>
      </text:list>
      <text:p text:style-name="SousTitre2"><text:span text:style-name="T43">1. </text:span>Creation des utilisateurs</text:p>
      <text:p text:style-name="P5">La commande <text:span text:style-name="code3">CREATE USER</text:span> cree un nouveau compte MySQL.</text:p>
      <text:p text:style-name="P5">Pour chaque compte, <text:span text:style-name="code3">CREATE USER</text:span> crée un nouvel enregistrement dans la table <text:span text:style-name="code3">mysql.user</text:span>, sans aucun droit. Une erreur survient si le compte existe déjà. Le compte peut recevoir un mot de passe avec la clause exceptionnelle <text:span text:style-name="code3">IDENTIFIED BY.</text:span></text:p>
      <text:p text:style-name="P5"/>
      <text:p text:style-name="P5">Syntaxe de <text:span text:style-name="code3">CREATE USER</text:span>:</text:p>
      <text:p text:style-name="Code2"><text:tab/>CREATE USER user [ IDENTIFIED BY [PASSWORD] 'password'] [, user [IDENTIFIED BY [PASSWORD] 'password']] ... ;</text:p>
      <text:p text:style-name="P5"/>
      <text:p text:style-name="P5">Exemples:</text:p>
      <text:p text:style-name="Code2"><text:tab/><text:span text:style-name="T35">-- création d'un utilisateur 'moi' avec mdp 'oim' sur le serveur local</text:span></text:p>
      <text:p text:style-name="Code2"><text:tab/>CREATE USER 'moi'@'localhost' IDENTIFIED BY 'oim'; </text:p>
      <text:p text:style-name="Code2"><text:tab/></text:p>
      <text:p text:style-name="Code2"><text:tab/><text:span text:style-name="T35">-- l'ordinateur appelé monOrdi</text:span></text:p>
      <text:p text:style-name="Code2"><text:tab/>CREATE USER moi@monOrdi;</text:p>
      <text:p text:style-name="Code2"/>
      <text:p text:style-name="Code2"><text:tab/><text:span text:style-name="T35">-- l'ordinateur dont l'IP est 192.168.1.123</text:span></text:p>
      <text:p text:style-name="Code2"><text:tab/>CREATE USER moi@192.168.1.123;</text:p>
      <text:p text:style-name="Code2"><text:tab/></text:p>
      <text:p text:style-name="Code2"><text:tab/><text:span text:style-name="T35">-- n'importe quel ordinateur dont l'IP est de la classe 192.168</text:span></text:p>
      <text:p text:style-name="Code2"><text:tab/>CREATE USER moi@'192.168.%';</text:p>
      <text:p text:style-name="Code2"><text:tab/></text:p>
      <text:p text:style-name="Code2"><text:tab/><text:span text:style-name="T35">-- n'importe quel ordinateur du domaine microapp.com</text:span></text:p>
      <text:p text:style-name="Code2"><text:tab/>CREATE USER moi@'%.microapp.com';</text:p>
      <text:p text:style-name="Code2"><text:tab/></text:p>
      <text:p text:style-name="Code2"><text:tab/><text:span text:style-name="T35">-- n'importe quel ordinateur</text:span></text:p>
      <text:p text:style-name="Code2"><text:tab/>CREATE USER moi@'%';</text:p>
      <text:p text:style-name="P5"><text:tab/></text:p>
      <text:p text:style-name="SousTitre2"><text:span text:style-name="T43">2. </text:span>Ajout de droits</text:p>
      <text:p text:style-name="P5">Les droits donnés à un utilisateur sont définis directement selon qu'on leur autorise un accès large ou restreint aux bases, aux tables, et même aux colonnes d'une table. Ces droits pourront être insertion, consultation, destruction, ...</text:p>
      <text:p text:style-name="P5"/>
      <text:p text:style-name="P5">Syntaxe de <text:span text:style-name="code3">GRANT</text:span></text:p>
      <text:p text:style-name="Code2"><text:span text:style-name="code3"><text:tab/>GRANT priv_type [(column_list) [, priv_type [(column_list)]] ...</text:span></text:p>
      <text:p text:style-name="Code2"><text:span text:style-name="code3"><text:tab/><text:tab/>ON [ tbl_name | * | *.* | db_name.* ]</text:span></text:p>
      <text:p text:style-name="Code2"><text:span text:style-name="code3"><text:tab/><text:tab/>TO user1 [, user2] ...</text:span></text:p>
      <text:p text:style-name="Code2"><text:span text:style-name="code3"><text:tab/> <text:s/>[ WITH [GRANT OPTION | MAX_QUERIES_PER_COUNT count | MAX_UPDATES_PER_HOUR count | MAX_CONNECTIONS_PER_HOUR count] ]</text:span></text:p>
      <text:p text:style-name="P5"/>
      <text:p text:style-name="P5">Les options <text:span text:style-name="code3">MAX_QUERIES_PER HOUR</text:span>, <text:span text:style-name="code3">MAX_UPDATES_PER_HOUR</text:span>, <text:span text:style-name="code3">MAX_CONNECTIONS_PER_HOUR</text:span> permettent de définir respectivement le nombre de requêtes maximal, le nombre de mises à jour maximal et le nombre de connexions maximal (le tout en nombre par heure).</text:p>
      <text:p text:style-name="P5"><text:tab/> <text:s/></text:p>
      <text:p text:style-name="P5">Exemple:</text:p>
      <text:p text:style-name="Code2"><text:tab/>GRANT SELECT, INSERT, UPDATE, DELETE, CREATE, DROP</text:p>
      <text:p text:style-name="Code2"><text:tab/><text:tab/>ON tutorials.*</text:p>
      <text:p text:style-name="Code2"><text:tab/><text:tab/>TO 'zara'@'localhost'</text:p>
      <text:p text:style-name="Code2"><text:tab/><text:tab/>IDENTIFIED BY 'zara123';</text:p>
      <text:p text:style-name="P5"><text:tab/><text:tab/><text:tab/></text:p>
      <text:p text:style-name="SousTitre2"><text:soft-page-break/>Ajout de droits: Liste non-exhaustives des privilèges pouvant être accorder aux utilisateurs</text:p>
      <text:p text:style-name="P21">-- autorise tous les privilèges simples</text:p>
      <text:p text:style-name="Code2">GRANT ALL [PRIVILEGES]</text:p>
      <text:p text:style-name="Code2"/>
      <text:p text:style-name="P21">-- Autorise l'usage de ...</text:p>
      <text:p text:style-name="Code2">GRANT ALTER ...</text:p>
      <text:p text:style-name="Code2">GRANT CREATE ...</text:p>
      <text:p text:style-name="Code2">GRANT DELETE ...</text:p>
      <text:p text:style-name="Code2">GRANT DROP ... <text:tab/><text:tab/><text:span text:style-name="T45">/* DROP TABLE uniquement */</text:span></text:p>
      <text:p text:style-name="Code2">GRANT INDEX ...<text:tab/><text:tab/><text:span text:style-name="T45">/* [CREATE | DROP] INDEX */</text:span><text:span text:style-name="T44"> </text:span></text:p>
      <text:p text:style-name="Code2">GRANT INSERT ...</text:p>
      <text:p text:style-name="Code2">GRANT SELECT ...</text:p>
      <text:p text:style-name="Code2">GRANT SHOW DATABASES <text:tab/><text:span text:style-name="T45">/* autorise l'usage de SHOW DATABASES */</text:span></text:p>
      <text:p text:style-name="Code2">GRANT SHUTDOWN<text:tab/><text:tab/><text:tab/><text:span text:style-name="T45">/* autorise l'usage de l'arrêt par mysqladmin */</text:span></text:p>
      <text:p text:style-name="Code2">GRANT UPDATE ...</text:p>
      <text:p text:style-name="P21">etc.</text:p>
      <text:p text:style-name="P5"/>
      <text:p text:style-name="P5">Exemples:</text:p>
      <text:p text:style-name="Code2"><text:tab/><text:span text:style-name="T35">-- donner à l'utilisateur 'toto' tous les droits d'accès à toutes les bases à partir de n'importe quelle machine</text:span></text:p>
      <text:p text:style-name="Code2"><text:tab/>GRANT ALL PRIVILEGES ON * TO toto@'%' IDENTIFIED BY 'password';</text:p>
      <text:p text:style-name="Code2"><text:tab/></text:p>
      <text:p text:style-name="Code2"><text:tab/><text:span text:style-name="T35">-- donner à tout le monde les droits de consultation de la base Fournisseurs</text:span></text:p>
      <text:p text:style-name="Code2"><text:tab/>GRANT SELECT ON Fournisseurs TO PUBLIC;</text:p>
      <text:p text:style-name="Code2"><text:tab/></text:p>
      <text:p text:style-name="Code2"><text:tab/><text:span text:style-name="T35">-- donner à Albert et Marcel le droit de mise à jour sur la base Fournisseurs</text:span></text:p>
      <text:p text:style-name="Code2"><text:tab/>GRANT UPDATE ON Fournisseurs TO Albert, Marcel;</text:p>
      <text:p text:style-name="P5"><text:tab/></text:p>
      <text:p text:style-name="P5">Remarque: La commande <text:span text:style-name="code3">GRANT</text:span> permet aussi de créer un compte si ce dernier n'existe pas encore.</text:p>
      <text:p text:style-name="P5"/>
      <text:p text:style-name="SousTitre2">GESTION DES DROITS D'ACCES: Suppression des droits</text:p>
      <text:p text:style-name="P5">Pour enlever les droits sur les utilisateurs, on utilise la commande <text:span text:style-name="code3">REVOKE</text:span>.</text:p>
      <text:p text:style-name="P5">Elle est sensiblement la même que celle de l'ajout.</text:p>
      <text:p text:style-name="P5"/>
      <text:p text:style-name="P5">Syntaxe:</text:p>
      <text:p text:style-name="Code2"><text:tab/>REVOKE priv_type [column_list)][, priv_type [(column_list)]] ...</text:p>
      <text:p text:style-name="Code2"><text:tab/>ON {tbl_name|*|*.*|db_name.*} </text:p>
      <text:p text:style-name="Code2"><text:tab/>FROM user[, user] ...</text:p>
      <text:p text:style-name="P5"/>
      <text:p text:style-name="P5">Exemple:</text:p>
      <text:p text:style-name="Code2"><text:tab/><text:span text:style-name="T35">-- Supprimer à Albert le droit de mise à jour sur la base Fournisseurs.</text:span></text:p>
      <text:p text:style-name="Code2"><text:tab/>REVOKE UPDATE ON Fournisseurs FROM Albert@localhost;</text:p>
      <text:p text:style-name="P5"><text:tab/></text:p>
      <text:p text:style-name="SousTitre2">AFFICHER LES DROITS A UN UTILISATEUR</text:p>
      <text:p text:style-name="Code2"><text:tab/>SHOW GRANTS FOR nomUtilisateur@'nomHote';</text:p>
      <text:p text:style-name="P5"><text:tab/></text:p>
      <text:p text:style-name="SousTitre2">AFFICHER TOUS LES DROITS DE L'UTILISATEUR EN COURS</text:p>
      <text:p text:style-name="Code2"><text:tab/>SHOW GRANTS;</text:p>
      <text:p text:style-name="P5"><text:tab/></text:p>
      <text:p text:style-name="SousTitre2">AFFICHER L'UTILISATEUR EN COURS</text:p>
      <text:p text:style-name="Code2"><text:tab/>SELECT CURRENT_USER;</text:p>
      <text:p text:style-name="P5"/>
      <text:p text:style-name="SousTitre2">GESTION DES DROITS D'ACCES: Changement de mot de passe</text:p>
      <text:p text:style-name="P5">Pour assigner un mot de passe à un compte, on utilise la commande <text:span text:style-name="code3">SET PASSWORD</text:span></text:p>
      <text:p text:style-name="Code2"><text:tab/>mysql&gt; SET PASSWORD FOR 'jeffrey'@'%'=PASSWORD('biscuit');</text:p>
      <text:p text:style-name="P5"><text:tab/></text:p>
      <text:p text:style-name="P5">Seuls les utilisateurs root ayant des accès en écriture à la base <text:span text:style-name="code3">mysql</text:span> peuvent changer les mots de passe des autres utilisateurs.</text:p>
      <text:p text:style-name="P5"/>
      <text:p text:style-name="P5">Pour modifier le mot de passe de l'utilisateur courant, on peut omettre la clause <text:span text:style-name="code3">FOR</text:span></text:p>
      <text:p text:style-name="Code2"><text:tab/>mysql&gt; SET PASSWORD = PASSWORD('biscuit');</text:p>
      <text:p text:style-name="P5"/>
      <text:p text:style-name="P5"/>
      <text:p text:style-name="Endnote">SOURCES</text:p>
      <text:section text:style-name="Sect2" text:name="Section6">
        <text:p text:style-name="Endnote">Livres</text:p>
        <text:p text:style-name="Endnote">"<text:span text:style-name="T35">Audit et Optimisation MySQL 5: Bonne pratique pour l'administrateur</text:span>", par Pascal Borghino, Olivier Dasini, Arnaud Gadal</text:p>
        <text:p text:style-name="Endnote">"<text:span text:style-name="T35">MySQL</text:span>", par Paul Dubois</text:p>
        <text:p text:style-name="Endnote"/>
        <text:p text:style-name="Endnote">Sites</text:p>
        <text:p text:style-name="Endnote">http://www.developpez.com</text:p>
        <text:p text:style-name="Endnote">http://dev.mysql.com</text:p>
        <text:p text:style-name="Endnote">http://sql.sh</text:p>
      </text:section>
      <text:p text:style-name="P5"/>
      <text:p text:style-name="P5"/>
      <text:p text:style-name="P5"><text:span text:style-name="code3"><text:span text:style-name="T35">-- FIN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Regular"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nux Biolinum G2" svg:font-family="'Linux Biolinum G'" style:font-pitch="variable"/>
    <style:font-face style:name="Linux Biolinum G3" svg:font-family="'Linux Biolinum G'" style:font-adornments="Bold" style:font-pitch="variable"/>
    <style:font-face style:name="Linux Biolinum G" svg:font-family="'Linux Biolinum G'" style:font-adornments="Italic" style:font-pitch="variable"/>
    <style:font-face style:name="Linux Biolinum G1" svg:font-family="'Linux Biolinum G'" style:font-adornments="Regular" style:font-pitch="variable"/>
    <style:font-face style:name="Ubuntu" svg:font-family="Ubuntu" style:font-adornments="Bold" style:font-pitch="variable"/>
    <style:font-face style:name="Ubuntu Light" svg:font-family="'Ubuntu Light'" style:font-pitch="variable"/>
    <style:font-face style:name="Ubuntu Medium" svg:font-family="'Ubuntu Medium'" style:font-adornments="Regular" style:font-pitch="variable"/>
    <style:font-face style:name="CourierNewPSMT" svg:font-family="CourierNewPSMT" style:font-family-generic="roman" style:font-pitch="variable"/>
    <style:font-face style:name="Liberation Serif" svg:font-family="'Liberation Serif'" style:font-family-generic="roman" style:font-pitch="variable"/>
    <style:font-face style:name="Palatino Linotype" svg:font-family="'Palatino Linotype'" style:font-adornments="Regular" style:font-family-generic="roman" style:font-pitch="variable"/>
    <style:font-face style:name="Calibri" svg:font-family="Calibri" style:font-family-generic="swiss" style:font-pitch="variable"/>
    <style:font-face style:name="Corbel" svg:font-family="Corbe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Microsoft Sans Serif" svg:font-family="'Microsoft Sans Serif'" style:font-adornments="Regular"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style:page-number="auto" style:shadow="none" style:writing-mode="lr-tb"/>
      <style:text-properties fo:font-size="8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text-properties style:font-name="Linux Biolinum G" fo:font-family="'Linux Biolinum G'" style:font-style-name="Italic" style:font-pitch="variable"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de_5f_ProFon" style:display-name="Code_ProFon" style:family="paragraph" style:parent-style-name="Standard" style:auto-update="true" style:master-page-name="">
      <loext:graphic-properties draw:fill="solid" draw:fill-color="#eeeeee" draw:opacity="100%"/>
      <style:paragraph-properties fo:margin-left="0cm" fo:margin-right="0cm" fo:margin-top="0.101cm" fo:margin-bottom="0.199cm" loext:contextual-spacing="true" fo:text-indent="0cm" style:auto-text-indent="false" style:page-number="auto" fo:background-color="#eeeeee" fo:padding="0.101cm" fo:border="0.06pt solid #000000" style:shadow="none">
        <style:tab-stops>
          <style:tab-stop style:position="0.4cm"/>
          <style:tab-stop style:position="0.801cm"/>
          <style:tab-stop style:position="1.199cm"/>
          <style:tab-stop style:position="1.6cm"/>
          <style:tab-stop style:position="2cm"/>
          <style:tab-stop style:position="2.401cm"/>
          <style:tab-stop style:position="2.799cm"/>
          <style:tab-stop style:position="3.2cm"/>
          <style:tab-stop style:position="3.6cm"/>
          <style:tab-stop style:position="4.001cm"/>
          <style:tab-stop style:position="4.399cm"/>
          <style:tab-stop style:position="4.8cm"/>
          <style:tab-stop style:position="5.2cm"/>
          <style:tab-stop style:position="5.6cm"/>
          <style:tab-stop style:position="6.001cm"/>
          <style:tab-stop style:position="6.399cm"/>
          <style:tab-stop style:position="6.8cm"/>
          <style:tab-stop style:position="7.2cm"/>
          <style:tab-stop style:position="7.601cm"/>
          <style:tab-stop style:position="7.999cm"/>
          <style:tab-stop style:position="8.4cm"/>
          <style:tab-stop style:position="8.8cm"/>
          <style:tab-stop style:position="9.2cm"/>
        </style:tab-stops>
      </style:paragraph-properties>
      <style:text-properties fo:color="#000000" style:font-name="DejaVu Sans Condensed" fo:font-family="'DejaVu Sans Condensed'" style:font-style-name="Condensed" style:font-family-generic="swiss" style:font-pitch="variable" fo:font-size="7pt" fo:font-style="normal" fo:font-weight="normal" style:font-size-asian="10.5pt"/>
    </style:style>
    <style:style style:name="Exos" style:family="paragraph" style:parent-style-name="Standard">
      <style:text-properties style:font-name="Calibri" fo:font-family="Calibri" style:font-family-generic="swiss" style:font-pitch="variable" fo:font-size="8pt" fo:language="fr" fo:country="FR" fo:font-style="italic" fo:font-weight="normal" officeooo:rsid="00139d0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SousTitre1" style:family="paragraph" style:parent-style-name="Standard">
      <style:paragraph-properties fo:margin-top="0.101cm" fo:margin-bottom="0.4cm" loext:contextual-spacing="true" fo:padding="0.049cm" fo:border-left="none" fo:border-right="none" fo:border-top="none" fo:border-bottom="0.06pt solid #000000"/>
      <style:text-properties style:font-name="Ubuntu Medium" fo:font-family="'Ubuntu Medium'" style:font-style-name="Regular" style:font-pitch="variable" fo:font-size="10pt" fo:language="fr" fo:country="FR" fo:font-weight="normal" officeooo:rsid="00139d0f" style:font-size-asian="10pt" style:language-asian="zxx" style:country-asian="none" style:font-weight-asian="bold" style:font-size-complex="10pt" style:language-complex="zxx" style:country-complex="none" style:font-weight-complex="bold"/>
    </style:style>
    <style:style style:name="Contenu" style:family="paragraph" style:parent-style-name="Standard" style:default-outline-level="1" style:list-style-name="List_20_1">
      <loext:graphic-properties draw:fill="solid" draw:fill-color="#ffffcc" draw:opacity="100%"/>
      <style:paragraph-properties fo:margin-top="0cm" fo:margin-bottom="0.101cm" loext:contextual-spacing="true" fo:background-color="#ffffcc" fo:padding="0.101cm" fo:border="0.06pt solid #000000" style:shadow="#cccccc 0.18cm 0.18cm">
        <style:tab-stops/>
      </style:paragraph-properties>
      <style:text-properties style:font-name="Verdana" fo:font-family="Verdana" style:font-style-name="Regular" style:font-family-generic="swiss" style:font-pitch="variable" fo:font-size="8pt" fo:language="fr" fo:country="FR" fo:font-style="normal" style:text-underline-style="none" fo:font-weight="normal" officeooo:rsid="00139d0f" style:font-size-asian="10pt" style:language-asian="zxx" style:country-asian="none" style:font-weight-asian="normal" style:font-size-complex="10pt" style:language-complex="zxx" style:country-complex="none" style:font-weight-complex="normal"/>
    </style:style>
    <style:style style:name="Titre1" style:family="paragraph" style:parent-style-name="Standard" style:master-page-name="">
      <style:paragraph-properties fo:margin-left="0cm" fo:margin-right="0.101cm" fo:margin-top="0cm" fo:margin-bottom="0cm" loext:contextual-spacing="true" fo:text-indent="0cm" style:auto-text-indent="false" style:page-number="auto" fo:padding="0.049cm" fo:border="0.06pt solid #000000" style:shadow="none"/>
      <style:text-properties fo:font-variant="small-caps" style:font-name="Ubuntu" fo:font-family="Ubuntu" style:font-style-name="Bold" style:font-pitch="variable" fo:font-size="10pt" fo:language="fr" fo:country="FR" fo:font-weight="bold" officeooo:rsid="00139d0f" style:font-size-asian="10pt" style:language-asian="zxx" style:country-asian="none" style:font-weight-asian="bold" style:font-size-complex="10pt" style:language-complex="zxx" style:country-complex="none" style:font-weight-complex="bold"/>
    </style:style>
    <style:style style:name="fonction" style:family="paragraph" style:parent-style-name="Standard">
      <style:text-properties style:font-name="Liberation Serif" fo:font-family="'Liberation Serif'" style:font-family-generic="roman" style:font-pitch="variable" fo:font-size="10pt" fo:language="fr" fo:country="FR" fo:font-weight="normal" officeooo:rsid="00139d0f" style:font-size-asian="10pt" style:language-asian="zxx" style:country-asian="none" style:font-weight-asian="normal" style:font-size-complex="10pt" style:language-complex="zxx" style:country-complex="none" style:font-weight-complex="normal"/>
    </style:style>
    <style:style style:name="Header" style:family="paragraph" style:parent-style-name="Standard" style:class="extra"/>
    <style:style style:name="Footer" style:family="paragraph" style:parent-style-name="Standard" style:class="extra"/>
    <style:style style:name="Titre" style:family="paragraph" style:parent-style-name="Standard">
      <style:paragraph-properties fo:text-align="center" style:justify-single-word="false"/>
      <style:text-properties fo:font-size="12pt" officeooo:rsid="000693b2" fo:background-color="transparent" style:font-size-asian="10.5pt" loext:padding="0.101cm" loext:border="0.51pt solid #000000" loext:shadow="none"/>
    </style:style>
    <style:style style:name="Preformatted_20_Text" style:display-name="Preformatted Text" style:family="paragraph" style:parent-style-name="Standard" style:class="html"/>
    <style:style style:name="Code2" style:family="paragraph" style:parent-style-name="Code_5f_ProFon">
      <loext:graphic-properties draw:fill-color="#eeeeee" draw:fill-image-width="0cm" draw:fill-image-height="0cm"/>
      <style:paragraph-properties fo:margin-left="0.4cm" fo:margin-right="0.4cm" fo:margin-top="0cm" fo:margin-bottom="0cm" loext:contextual-spacing="true" fo:text-indent="0.199cm" style:auto-text-indent="false" fo:padding="0cm" fo:border="none" style:writing-mode="lr-tb">
        <style:tab-stops>
          <style:tab-stop style:position="0.499cm"/>
          <style:tab-stop style:position="1cm"/>
          <style:tab-stop style:position="1.499cm"/>
          <style:tab-stop style:position="2cm"/>
          <style:tab-stop style:position="2.499cm"/>
          <style:tab-stop style:position="3cm"/>
        </style:tab-stops>
      </style:paragraph-properties>
      <style:text-properties style:font-name="CourierNewPSMT" fo:font-family="CourierNewPSMT" style:font-family-generic="roman" style:font-pitch="variable" fo:font-size="8pt" style:font-size-asian="8pt"/>
    </style:style>
    <style:style style:name="bullet1" style:family="paragraph" style:parent-style-name="Standard" style:list-style-name="List_20_1" style:master-page-name="">
      <style:paragraph-properties fo:margin-left="0.4cm" fo:margin-right="0.4cm" fo:margin-top="0cm" fo:margin-bottom="0.101cm" loext:contextual-spacing="false" fo:line-height="0.349cm" fo:orphans="2" fo:text-indent="-0.3cm" style:auto-text-indent="false" style:page-number="auto" style:vertical-align="baseline">
        <style:tab-stops>
          <style:tab-stop style:position="0.499cm"/>
        </style:tab-stops>
      </style:paragraph-properties>
      <style:text-properties style:font-name="Palatino Linotype" fo:font-family="'Palatino Linotype'" style:font-style-name="Regular" style:font-family-generic="roman" style:font-pitch="variable" fo:font-size="8pt" officeooo:rsid="00391127" style:font-size-asian="10.5pt"/>
    </style:style>
    <style:style style:name="Numbering1" style:family="paragraph" style:parent-style-name="Standard" style:list-style-name="Numbering_20_1">
      <style:paragraph-properties fo:margin-left="0.199cm" fo:margin-right="0.199cm" fo:text-indent="0cm" style:auto-text-indent="false">
        <style:tab-stops>
          <style:tab-stop style:position="0.199cm"/>
        </style:tab-stops>
      </style:paragraph-properties>
      <style:text-properties style:font-name="Microsoft Sans Serif" fo:font-family="'Microsoft Sans Serif'" style:font-style-name="Regular" style:font-family-generic="swiss" style:font-pitch="variable" fo:font-size="8pt" officeooo:rsid="004e0961" style:font-size-asian="10.5pt"/>
    </style:style>
    <style:style style:name="Sommaire" style:family="paragraph" style:parent-style-name="Text_20_body">
      <style:paragraph-properties fo:margin-top="0cm" fo:margin-bottom="0cm" loext:contextual-spacing="false" fo:padding="0cm" fo:border="none" style:join-border="true"/>
      <style:text-properties style:font-name="Ubuntu Light" fo:font-family="'Ubuntu Light'" style:font-pitch="variable" fo:font-size="8pt" fo:font-weight="bold" officeooo:rsid="0076e6ea" fo:background-color="transparent" style:font-size-asian="8pt" style:font-weight-asian="bold" style:font-size-complex="8pt" style:font-weight-complex="bold"/>
    </style:style>
    <style:style style:name="Corps_5f_ProFon" style:display-name="Corps_ProFon" style:family="paragraph" style:parent-style-name="Text_20_body" style:auto-update="true" style:master-page-name="">
      <style:paragraph-properties fo:margin-left="0cm" fo:margin-right="0cm" fo:margin-top="0cm" fo:margin-bottom="0.199cm" loext:contextual-spacing="false" fo:line-height="120%" fo:text-align="start" style:justify-single-word="false" fo:text-indent="0cm" style:auto-text-indent="false" style:page-number="auto" fo:padding="0cm" fo:border="none" style:shadow="none" style:join-border="true">
        <style:tab-stops>
          <style:tab-stop style:position="0.91cm"/>
          <style:tab-stop style:position="1.302cm"/>
          <style:tab-stop style:position="7.107cm"/>
          <style:tab-stop style:position="8.807cm"/>
        </style:tab-stops>
      </style:paragraph-properties>
      <style:text-properties style:font-name="Linux Biolinum G2" fo:font-family="'Linux Biolinum G'" style:font-pitch="variable" fo:font-size="9pt" fo:font-style="normal" fo:font-weight="normal" officeooo:rsid="007858fd" fo:background-color="transparent" style:font-size-asian="9pt" style:font-style-asian="normal" style:font-weight-asian="normal" style:font-size-complex="9pt" style:font-style-complex="normal" style:font-weight-complex="normal"/>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ormal" style:family="paragraph">
      <style:paragraph-properties fo:hyphenation-ladder-count="no-limit" style:writing-mode="lr-tb"/>
      <style:text-properties style:font-name="Linux Biolinum G1" fo:font-family="'Linux Biolinum G'" style:font-style-name="Regular" style:font-pitch="variable" fo:font-size="8.5pt" fo:font-weight="normal" style:font-size-asian="10.5pt" fo:hyphenate="false" fo:hyphenation-remain-char-count="2" fo:hyphenation-push-char-count="2"/>
    </style:style>
    <style:style style:name="Footnote" style:family="paragraph" style:parent-style-name="Standard" style:auto-update="true" style:class="extra">
      <style:paragraph-properties style:writing-mode="lr-tb"/>
      <style:text-properties style:font-name="Linux Biolinum G1" fo:font-family="'Linux Biolinum G'" style:font-style-name="Regular" style:font-pitch="variable" fo:font-size="8pt" fo:font-style="italic" style:font-size-asian="10.5pt"/>
    </style:style>
    <style:style style:name="List_20_Contents" style:display-name="List Contents" style:family="paragraph" style:parent-style-name="Standard" style:class="html"/>
    <style:style style:name="SousTitre2" style:family="paragraph" style:parent-style-name="Standard" style:auto-update="true">
      <style:paragraph-properties fo:margin-top="0.199cm" fo:margin-bottom="0.199cm" loext:contextual-spacing="true"/>
      <style:text-properties style:font-name="Linux Biolinum G3" fo:font-family="'Linux Biolinum G'" style:font-style-name="Bold" style:font-pitch="variable" fo:font-size="9pt" fo:font-weight="bold" style:font-size-asian="10.5pt"/>
    </style:style>
    <style:style style:name="codeIn" style:family="paragraph" style:parent-style-name="Normal" style:next-style-name="Standard" style:auto-update="true" style:class="text" style:master-page-name="">
      <style:paragraph-properties style:page-number="auto"/>
      <style:text-properties style:font-name="Courier New" fo:font-family="'Courier New'" style:font-style-name="Regular" style:font-family-generic="modern" style:font-pitch="fixed" fo:font-size="9pt" fo:font-weight="normal" style:font-size-asian="10.5pt"/>
    </style:style>
    <style:style style:name="Endnote"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q" style:family="text"/>
    <style:style style:name="code3" style:family="text" style:parent-style-name="Teletype">
      <style:text-properties style:font-name="Courier New" fo:font-family="'Courier New'" style:font-style-name="Regular" style:font-family-generic="modern" style:font-pitch="fixed" fo:font-size="8pt" fo:background-color="transparent" style:font-size-asian="10.5pt" loext:shadow="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orbel" fo:font-size="7pt" fo:language="fr" fo:country="FR" fo:font-weight="normal" officeooo:rsid="00139d0f" officeooo:paragraph-rsid="0272711f" style:font-size-asian="7pt" style:language-asian="zxx" style:country-asian="none" style:font-weight-asian="normal" style:font-size-complex="7pt" style:language-complex="zxx" style:country-complex="none" style:font-weight-complex="normal"/>
    </style:style>
    <style:style style:name="MP2" style:family="paragraph" style:parent-style-name="Standard">
      <style:paragraph-properties fo:text-align="start" style:justify-single-word="false"/>
      <style:text-properties style:font-name="Corbel" fo:font-size="7pt" fo:language="fr" fo:country="FR" fo:font-weight="normal" officeooo:rsid="00139d0f" officeooo:paragraph-rsid="01a1f853" style:font-size-asian="7pt" style:language-asian="zxx" style:country-asian="none" style:font-weight-asian="normal" style:font-size-complex="7pt" style:language-complex="zxx" style:country-complex="none" style:font-weight-complex="normal"/>
    </style:style>
    <style:style style:name="MP3" style:family="paragraph" style:parent-style-name="Standard">
      <style:paragraph-properties fo:text-align="end" style:justify-single-word="false"/>
      <style:text-properties style:font-name="Corbel" fo:font-size="7pt" fo:language="fr" fo:country="FR" fo:font-weight="normal" officeooo:rsid="00139d0f" officeooo:paragraph-rsid="01a02053" style:font-size-asian="7pt" style:language-asian="zxx" style:country-asian="none" style:font-weight-asian="normal" style:font-size-complex="7pt" style:language-complex="zxx" style:country-complex="none" style:font-weight-complex="normal"/>
    </style:style>
    <style:style style:name="MP4" style:family="paragraph" style:parent-style-name="Standard">
      <style:paragraph-properties fo:text-align="end" style:justify-single-word="false"/>
      <style:text-properties style:font-name="Corbel" fo:font-size="7pt" fo:language="fr" fo:country="FR" fo:font-weight="normal" officeooo:rsid="00139d0f" officeooo:paragraph-rsid="0272711f" style:font-size-asian="7pt" style:language-asian="zxx" style:country-asian="none" style:font-weight-asian="normal" style:font-size-complex="7pt" style:language-complex="zxx" style:country-complex="none" style:font-weight-complex="normal"/>
    </style:style>
    <style:style style:name="MP5" style:family="paragraph" style:parent-style-name="Standard">
      <style:paragraph-properties fo:text-align="end" style:justify-single-word="false" style:border-line-width-bottom="0.088cm 0.026cm 0.026cm" fo:padding="0.074cm" fo:border-left="none" fo:border-right="none" fo:border-top="none" fo:border-bottom="4pt double #000000" style:join-border="false"/>
      <style:text-properties style:font-name="Corbel" fo:font-size="7pt" fo:language="fr" fo:country="FR" fo:font-weight="normal" officeooo:rsid="00139d0f" officeooo:paragraph-rsid="00e0747c" style:font-size-asian="7pt" style:language-asian="zxx" style:country-asian="none" style:font-weight-asian="normal" style:font-size-complex="7pt" style:language-complex="zxx" style:country-complex="none" style:font-weight-complex="normal"/>
    </style:style>
    <style:style style:name="MP6" style:family="paragraph" style:parent-style-name="Header">
      <style:paragraph-properties fo:margin-top="0cm" fo:margin-bottom="0.106cm" loext:contextual-spacing="false" fo:text-align="end" style:justify-single-word="false" fo:padding-left="0cm" fo:padding-right="0cm" fo:padding-top="0cm" fo:padding-bottom="0.035cm" fo:border-left="none" fo:border-right="none" fo:border-top="none" fo:border-bottom="0.51pt solid #000000" style:shadow="none"/>
      <style:text-properties officeooo:paragraph-rsid="010d6450"/>
    </style:style>
    <style:style style:name="MT1" style:family="text">
      <style:text-properties style:font-name="Linux Biolinum G2" officeooo:rsid="0272711f"/>
    </style:style>
    <style:style style:name="MT2" style:family="text">
      <style:text-properties style:font-name="Linux Biolinum G2" officeooo:rsid="01a02053"/>
    </style:style>
    <style:style style:name="MT3" style:family="text">
      <style:text-properties style:font-name="Linux Biolinum G2" officeooo:rsid="02919059"/>
    </style:style>
    <style:style style:name="MT4" style:family="text">
      <style:text-properties style:font-name="Linux Biolinum G2" officeooo:rsid="01a1f853"/>
    </style:style>
    <style:style style:name="MT5" style:family="text">
      <style:text-properties style:font-name="Linux Biolinum G2" officeooo:rsid="029234f7"/>
    </style:style>
    <style:style style:name="MT6" style:family="text">
      <style:text-properties style:font-name="Linux Biolinum G2" officeooo:rsid="00f446b1"/>
    </style:style>
    <style:style style:name="MT7" style:family="text">
      <style:text-properties style:font-name="Linux Biolinum G2" officeooo:rsid="010015d1"/>
    </style:style>
    <style:style style:name="MT8" style:family="text">
      <style:text-properties style:font-name="Liberation Serif" fo:font-size="8pt" fo:language="fr" fo:country="FR" officeooo:rsid="00f446b1" style:font-size-asian="8pt" style:font-size-complex="16pt"/>
    </style:style>
    <style:style style:name="MT9" style:family="text">
      <style:text-properties style:font-name="Liberation Serif" fo:font-size="8pt" fo:language="fr" fo:country="FR" officeooo:rsid="007b49db" style:font-size-asian="8pt" style:font-size-complex="16pt"/>
    </style:style>
    <style:style style:name="MT10" style:family="text">
      <style:text-properties style:font-name="Liberation Serif" fo:font-size="8pt" fo:language="fr" fo:country="FR" officeooo:rsid="01832a6b" style:font-size-asian="8pt" style:font-size-complex="16pt"/>
    </style:style>
    <style:style style:name="MT11" style:family="text">
      <style:text-properties style:font-name="Liberation Serif" fo:font-size="8pt" fo:language="fr" fo:country="FR" officeooo:rsid="007b49db" style:font-size-asian="8pt" style:font-size-complex="8pt"/>
    </style:style>
    <style:style style:name="MT12" style:family="text">
      <style:text-properties style:font-name="Liberation Serif" fo:font-size="8pt" fo:language="fr" fo:country="FR" officeooo:rsid="01832a6b" style:font-size-asian="8pt" style:font-size-complex="8pt"/>
    </style:style>
    <style:style style:name="MT13" style:family="text">
      <style:text-properties style:font-name="Liberation Serif" fo:font-size="8pt" fo:language="fr" fo:country="FR" officeooo:rsid="0127a4c5" style:font-size-asian="8pt" style:font-size-complex="8pt"/>
    </style:style>
    <style:style style:name="MT14" style:family="text">
      <style:text-properties style:font-name="Liberation Serif" fo:font-size="8pt" fo:language="fr" fo:country="FR" officeooo:rsid="010015d1" style:font-size-asian="8pt" style:font-size-complex="8pt"/>
    </style:style>
    <style:style style:name="MT15" style:family="text">
      <style:text-properties style:font-name="Liberation Serif" fo:font-size="8pt" fo:language="fr" fo:country="FR" officeooo:rsid="00f446b1" style:font-size-asian="8pt" style:font-size-complex="8pt"/>
    </style:style>
    <style:style style:name="MSect1" style:family="section">
      <style:section-properties text:dont-balance-text-columns="true" style:editable="false">
        <style:columns fo:column-count="2">
          <style:column style:rel-width="5216*" fo:start-indent="0cm" fo:end-indent="0cm"/>
          <style:column style:rel-width="5217*" fo:start-indent="0cm" fo:end-indent="0cm"/>
        </style:columns>
      </style:section-properties>
    </style:style>
    <style:page-layout style:name="Mpm1">
      <style:page-layout-properties fo:page-width="21.001cm" fo:page-height="29.7cm" style:num-format="1" style:print-orientation="portrait" fo:margin-top="0.834cm" fo:margin-bottom="1cm" fo:margin-left="1.27cm" fo:margin-right="1.328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5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0.688cm" fo:margin-bottom="0.917cm" fo:margin-left="1.501cm" fo:margin-right="1.501cm" style:writing-mode="lr-tb" style:footnote-max-height="0cm">
        <style:footnote-sep style:width="0.018cm" style:line-style="solid" style:adjustment="left" style:rel-width="33%" style:color="#000000"/>
      </style:page-layout-properties>
      <style:header-style>
        <style:header-footer-properties svg:height="1.109cm" fo:margin-left="0cm" fo:margin-right="0cm" fo:margin-bottom="0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p text:style-name="MP1"><text:span text:style-name="Default_20_Paragraph_20_Font"><text:span text:style-name="MT1">FORMATION IMIE - Java J2E</text:span></text:span></text:p>
          <text:p text:style-name="MP1"><text:span text:style-name="Default_20_Paragraph_20_Font"><text:span text:style-name="MT1"/></text:span></text:p>
          <text:p text:style-name="MP2"><text:span text:style-name="Default_20_Paragraph_20_Font"><text:span text:style-name="MT2">AVRIL - JUIL</text:span></text:span><text:span text:style-name="Default_20_Paragraph_20_Font"><text:span text:style-name="MT1">LET </text:span></text:span><text:span text:style-name="Default_20_Paragraph_20_Font"><text:span text:style-name="MT3">2018</text:span></text:span></text:p>
          <text:p text:style-name="MP3"><text:span text:style-name="Default_20_Paragraph_20_Font"><text:span text:style-name="MT4">BASE DE DONNEES M</text:span></text:span><text:span text:style-name="Default_20_Paragraph_20_Font"><text:span text:style-name="MT1">ySQL </text:span></text:span><text:span text:style-name="Default_20_Paragraph_20_Font"><text:span text:style-name="MT3">- <text:s/></text:span></text:span><text:span text:style-name="Default_20_Paragraph_20_Font"><text:span text:style-name="MT5">Partie </text:span></text:span><text:span text:style-name="Default_20_Paragraph_20_Font"><text:span text:style-name="MT3">1</text:span></text:span></text:p>
          <text:p text:style-name="MP4"><text:span text:style-name="Default_20_Paragraph_20_Font"><text:span text:style-name="MT1"><text:s/></text:span></text:span></text:p>
          <text:p text:style-name="MP3"><text:span text:style-name="Default_20_Paragraph_20_Font"><text:span text:style-name="MT2">page </text:span></text:span><text:span text:style-name="Default_20_Paragraph_20_Font"><text:span text:style-name="MT6"><text:page-number text:select-page="current">6</text:page-number></text:span></text:span><text:span text:style-name="Default_20_Paragraph_20_Font"><text:span text:style-name="MT6"> </text:span></text:span><text:span text:style-name="Default_20_Paragraph_20_Font"><text:span text:style-name="MT7">sur </text:span></text:span><text:span text:style-name="Default_20_Paragraph_20_Font"><text:span text:style-name="MT7"><text:page-count>13</text:page-count></text:span></text:span></text:p>
          <text:p text:style-name="MP3"><text:span text:style-name="Default_20_Paragraph_20_Font"><text:span text:style-name="MT7"/></text:span></text:p>
        </text:section>
        <text:p text:style-name="MP5"/>
      </style:header>
    </style:master-page>
    <style:master-page style:name="MP0" style:page-layout-name="Mpm2">
      <style:header>
        <text:p text:style-name="MP6"/>
        <text:p text:style-name="MP6"><text:span text:style-name="Default_20_Paragraph_20_Font"><text:span text:style-name="MT8">EDF1IAOA – </text:span></text:span><text:span text:style-name="Default_20_Paragraph_20_Font"><text:span text:style-name="MT9">Chapitre </text:span></text:span><text:span text:style-name="Default_20_Paragraph_20_Font"><text:span text:style-name="MT8">1</text:span></text:span><text:span text:style-name="Default_20_Paragraph_20_Font"><text:span text:style-name="MT10">3</text:span></text:span><text:span text:style-name="Default_20_Paragraph_20_Font"><text:span text:style-name="MT9"> :</text:span></text:span><text:span text:style-name="Default_20_Paragraph_20_Font"><text:span text:style-name="MT11"> </text:span></text:span><text:span text:style-name="Default_20_Paragraph_20_Font"><text:span text:style-name="MT12">Ordinateur en papier</text:span></text:span><text:span text:style-name="Default_20_Paragraph_20_Font"><text:span text:style-name="MT13"> <text:s text:c="33"/></text:span></text:span><text:span text:style-name="Default_20_Paragraph_20_Font"><text:span text:style-name="MT14"><text:s text:c="131"/></text:span></text:span><text:span text:style-name="Default_20_Paragraph_20_Font"><text:span text:style-name="MT15"><text:page-number text:select-page="current">0</text:page-number></text:span></text:span><text:span text:style-name="Default_20_Paragraph_20_Font"><text:span text:style-name="MT15"> </text:span></text:span><text:span text:style-name="Default_20_Paragraph_20_Font"><text:span text:style-name="MT14">sur </text:span></text:span><text:span text:style-name="Default_20_Paragraph_20_Font"><text:span text:style-name="MT14"><text:page-count>13</text:page-count></text:span></text:span><text:span text:style-name="Default_20_Paragraph_20_Font"><text:span text:style-name="MT14"> </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8:34:28.337000000</meta:creation-date>
    <dc:date>2018-05-12T12:07:37.838000000</dc:date>
    <meta:editing-duration>P3DT20H1S</meta:editing-duration>
    <meta:editing-cycles>462</meta:editing-cycles>
    <meta:generator>LibreOffice/5.2.5.1$Windows_x86 LibreOffice_project/0312e1a284a7d50ca85a365c316c7abbf20a4d22</meta:generator>
    <meta:print-date>2015-03-06T20:12:05.085404458</meta:print-date>
    <meta:printed-by>Reno </meta:printed-by>
    <meta:document-statistic meta:table-count="0" meta:image-count="0" meta:object-count="0" meta:page-count="13" meta:paragraph-count="764" meta:word-count="5116" meta:character-count="33825" meta:non-whitespace-character-count="27781"/>
  </office:meta>
</office:document-meta>
</file>